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 style:writing-mode="lr-tb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6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Standard">
      <style:text-properties style:font-name="Arial"/>
    </style:style>
    <style:style style:name="P37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0" style:family="paragraph" style:parent-style-name="Standard">
      <style:text-properties style:font-name="Arial" fo:font-size="6pt" style:font-size-asian="6pt" style:font-size-complex="6pt"/>
    </style:style>
    <style:style style:name="P4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3" style:family="paragraph" style:parent-style-name="Standard">
      <style:text-properties style:font-name="Arial" fo:font-size="10pt" style:font-size-asian="10pt" style:font-name-complex="Ari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6" style:family="paragraph" style:parent-style-name="Standard"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2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7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9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2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7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1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2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7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8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8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8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8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83" style:family="paragraph" style:parent-style-name="Heading_20_2">
      <style:text-properties style:font-name="Arial" fo:font-size="10pt" style:font-size-asian="10pt" style:font-size-complex="10pt"/>
    </style:style>
    <style:style style:name="P84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1">ПРОТОКОЛ ПРОВЕРКИ</text:p>
      <text:p text:style-name="P37"/>
      <text:p text:style-name="P41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9"/>
      <text:p text:style-name="P36"><text:span text:style-name="T98">з/н: </text:span><text:span text:style-name="T94">$serial</text:span></text:p>
      <text:p text:style-name="P40"/>
      <table:table table:name="tml0" table:style-name="tml0">
        <table:table-column table:style-name="tml0.A"/>
        <table:table-row>
          <table:table-cell table:style-name="tml0.A1" office:value-type="string">
            <text:p text:style-name="P60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2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2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2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2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2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42">БОИ<text:span text:style-name="T5">-5</text:span>: 1.0 мкЗв/ч – <text:span text:style-name="T5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2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2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2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2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2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2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2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2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4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2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0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4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7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5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2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0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4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6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4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2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0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4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4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0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4"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54">БДКН-0<text:span text:style-name="T5">6</text:span>: 0.1 мкЗв/ч – <text:span text:style-name="T5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4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40"><text:span text:style-name="T26">03: ± </text:span><text:span text:style-name="T26">20</text:span><text:span text:style-name="T26"> %</text:span><text:span text:style-name="T26">БД</text:span></text:p>
      <text:p text:style-name="P36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2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2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2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2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2">БОИ<text:span text:style-name="T5">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42">БОИ<text:span text:style-name="T5">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2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2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2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2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2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2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2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4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42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4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4">БДКН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54">БДКН-05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54">БДКН-0<text:span text:style-name="T5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4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5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5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4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4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4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4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83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9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1844980332460817551" text:style-name="WW8Num2">
              <text:list-item>
                <text:p text:style-name="P78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84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5"/>
      <text:p text:style-name="P43">Условия эксплуатации:</text:p>
      <text:p text:style-name="P61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1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1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1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4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2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2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2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2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2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8"/>
      <text:p text:style-name="P45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9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7">Номер источ-ника</text:p>
          </table:table-cell>
          <table:table-cell table:style-name="t16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6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5">Фон, нЗв/ч</text:p>
          </table:table-cell>
          <table:table-cell table:style-name="t16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4"><text:span text:style-name="T31">H</text:span><text:span text:style-name="T34">1</text:span></text:p>
          </table:table-cell>
          <table:table-cell table:style-name="t16.D3" office:value-type="string">
            <text:p text:style-name="P35"><text:span text:style-name="T6">H</text:span><text:span text:style-name="T34">2</text:span></text:p>
          </table:table-cell>
          <table:table-cell table:style-name="t16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7"><text:span text:style-name="T5">20</text:span> <text:span text:style-name="T43">мкЗв</text:span>/ч</text:p>
          </table:table-cell>
          <table:table-cell table:style-name="t16.B5" office:value-type="string">
            <text:p text:style-name="P28">$16-30</text:p>
          </table:table-cell>
          <table:table-cell table:style-name="t16.B5" office:value-type="string">
            <text:p text:style-name="P28">$16-40</text:p>
          </table:table-cell>
          <table:table-cell table:style-name="t16.B5" office:value-type="string">
            <text:p text:style-name="P28">$16-50</text:p>
          </table:table-cell>
          <table:table-cell table:style-name="t16.B5" office:value-type="string">
            <text:p text:style-name="P28">$16-60</text:p>
          </table:table-cell>
          <table:table-cell table:style-name="t16.B5" office:value-type="string">
            <text:p text:style-name="P28">$16-70</text:p>
          </table:table-cell>
          <table:table-cell table:style-name="t16.B5" office:value-type="string">
            <text:p text:style-name="P28">$16-80</text:p>
          </table:table-cell>
          <table:table-cell table:style-name="t16.B5" office:value-type="string">
            <text:p text:style-name="P28">$16-00</text:p>
          </table:table-cell>
          <table:table-cell table:style-name="t16.B5" office:value-type="string">
            <text:p text:style-name="P28">$16-10</text:p>
          </table:table-cell>
          <table:table-cell table:style-name="t16.B5" office:value-type="string">
            <text:p text:style-name="P28">$16-20</text:p>
          </table:table-cell>
          <table:table-cell table:style-name="t16.K5" table:number-rows-spanned="4" office:value-type="string">
            <text:p text:style-name="P27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7">7<text:span text:style-name="T5">0</text:span> <text:span text:style-name="T43">мкЗв</text:span>/ч</text:p>
          </table:table-cell>
          <table:table-cell table:style-name="t16.B5" office:value-type="string">
            <text:p text:style-name="P28">$16-31</text:p>
          </table:table-cell>
          <table:table-cell table:style-name="t16.B5" office:value-type="string">
            <text:p text:style-name="P28">$16-41</text:p>
          </table:table-cell>
          <table:table-cell table:style-name="t16.B5" office:value-type="string">
            <text:p text:style-name="P28">$16-51</text:p>
          </table:table-cell>
          <table:table-cell table:style-name="t16.B5" office:value-type="string">
            <text:p text:style-name="P28">$16-61</text:p>
          </table:table-cell>
          <table:table-cell table:style-name="t16.B5" office:value-type="string">
            <text:p text:style-name="P28">$16-71</text:p>
          </table:table-cell>
          <table:table-cell table:style-name="t16.B5" office:value-type="string">
            <text:p text:style-name="P28">$16-81</text:p>
          </table:table-cell>
          <table:table-cell table:style-name="t16.B5" office:value-type="string">
            <text:p text:style-name="P28">$16-01</text:p>
          </table:table-cell>
          <table:table-cell table:style-name="t16.B5" office:value-type="string">
            <text:p text:style-name="P28">$16-11</text:p>
          </table:table-cell>
          <table:table-cell table:style-name="t16.B5" office:value-type="string">
            <text:p text:style-name="P28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7"><text:span text:style-name="T5">0,</text:span>7 <text:span text:style-name="T43">м</text:span>Зв/ч</text:p>
          </table:table-cell>
          <table:table-cell table:style-name="t16.B5" office:value-type="string">
            <text:p text:style-name="P28">$16-32</text:p>
          </table:table-cell>
          <table:table-cell table:style-name="t16.B5" office:value-type="string">
            <text:p text:style-name="P28">$16-42</text:p>
          </table:table-cell>
          <table:table-cell table:style-name="t16.B5" office:value-type="string">
            <text:p text:style-name="P28">$16-52</text:p>
          </table:table-cell>
          <table:table-cell table:style-name="t16.B5" office:value-type="string">
            <text:p text:style-name="P28">$16-62</text:p>
          </table:table-cell>
          <table:table-cell table:style-name="t16.B5" office:value-type="string">
            <text:p text:style-name="P28">$16-72</text:p>
          </table:table-cell>
          <table:table-cell table:style-name="t16.B5" office:value-type="string">
            <text:p text:style-name="P28">$16-82</text:p>
          </table:table-cell>
          <table:table-cell table:style-name="t16.B5" office:value-type="string">
            <text:p text:style-name="P28">$16-02</text:p>
          </table:table-cell>
          <table:table-cell table:style-name="t16.B5" office:value-type="string">
            <text:p text:style-name="P28">$16-12</text:p>
          </table:table-cell>
          <table:table-cell table:style-name="t16.B5" office:value-type="string">
            <text:p text:style-name="P28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7">7 <text:span text:style-name="T43">м</text:span>Зв/ч</text:p>
          </table:table-cell>
          <table:table-cell table:style-name="t16.B8" office:value-type="string">
            <text:p text:style-name="P28">$16-33</text:p>
          </table:table-cell>
          <table:table-cell table:style-name="t16.B8" office:value-type="string">
            <text:p text:style-name="P28">$16-43</text:p>
          </table:table-cell>
          <table:table-cell table:style-name="t16.B8" office:value-type="string">
            <text:p text:style-name="P28">$16-53</text:p>
          </table:table-cell>
          <table:table-cell table:style-name="t16.B8" office:value-type="string">
            <text:p text:style-name="P28">$16-63</text:p>
          </table:table-cell>
          <table:table-cell table:style-name="t16.B8" office:value-type="string">
            <text:p text:style-name="P28">$16-73</text:p>
          </table:table-cell>
          <table:table-cell table:style-name="t16.B8" office:value-type="string">
            <text:p text:style-name="P28">$16-83</text:p>
          </table:table-cell>
          <table:table-cell table:style-name="t16.B8" office:value-type="string">
            <text:p text:style-name="P28">$16-03</text:p>
          </table:table-cell>
          <table:table-cell table:style-name="t16.B8" office:value-type="string">
            <text:p text:style-name="P28">$16-13</text:p>
          </table:table-cell>
          <table:table-cell table:style-name="t16.B8" office:value-type="string">
            <text:p text:style-name="P28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7">Номер источ-ника</text:p>
          </table:table-cell>
          <table:table-cell table:style-name="t17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7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5">Фон, нЗв/ч</text:p>
          </table:table-cell>
          <table:table-cell table:style-name="t17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4"><text:span text:style-name="T31">H</text:span><text:span text:style-name="T34">1</text:span></text:p>
          </table:table-cell>
          <table:table-cell table:style-name="t17.D3" office:value-type="string">
            <text:p text:style-name="P35"><text:span text:style-name="T6">H</text:span><text:span text:style-name="T34">2</text:span></text:p>
          </table:table-cell>
          <table:table-cell table:style-name="t17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7"><text:span text:style-name="T5">20</text:span> <text:span text:style-name="T43">мкЗв</text:span>/ч</text:p>
          </table:table-cell>
          <table:table-cell table:style-name="t17.B5" office:value-type="string">
            <text:p text:style-name="P28">$17-30</text:p>
          </table:table-cell>
          <table:table-cell table:style-name="t17.B5" office:value-type="string">
            <text:p text:style-name="P28">$17-40</text:p>
          </table:table-cell>
          <table:table-cell table:style-name="t17.B5" office:value-type="string">
            <text:p text:style-name="P28">$17-50</text:p>
          </table:table-cell>
          <table:table-cell table:style-name="t17.B5" office:value-type="string">
            <text:p text:style-name="P28">$17-60</text:p>
          </table:table-cell>
          <table:table-cell table:style-name="t17.B5" office:value-type="string">
            <text:p text:style-name="P28">$17-70</text:p>
          </table:table-cell>
          <table:table-cell table:style-name="t17.B5" office:value-type="string">
            <text:p text:style-name="P28">$17-80</text:p>
          </table:table-cell>
          <table:table-cell table:style-name="t17.B5" office:value-type="string">
            <text:p text:style-name="P28">$17-00</text:p>
          </table:table-cell>
          <table:table-cell table:style-name="t17.B5" office:value-type="string">
            <text:p text:style-name="P28">$17-10</text:p>
          </table:table-cell>
          <table:table-cell table:style-name="t17.B5" office:value-type="string">
            <text:p text:style-name="P28">$17-20</text:p>
          </table:table-cell>
          <table:table-cell table:style-name="t17.K5" table:number-rows-spanned="4" office:value-type="string">
            <text:p text:style-name="P27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7">7<text:span text:style-name="T5">0</text:span> <text:span text:style-name="T43">мкЗв</text:span>/ч</text:p>
          </table:table-cell>
          <table:table-cell table:style-name="t17.B5" office:value-type="string">
            <text:p text:style-name="P28">$17-31</text:p>
          </table:table-cell>
          <table:table-cell table:style-name="t17.B5" office:value-type="string">
            <text:p text:style-name="P28">$17-41</text:p>
          </table:table-cell>
          <table:table-cell table:style-name="t17.B5" office:value-type="string">
            <text:p text:style-name="P28">$17-51</text:p>
          </table:table-cell>
          <table:table-cell table:style-name="t17.B5" office:value-type="string">
            <text:p text:style-name="P28">$17-61</text:p>
          </table:table-cell>
          <table:table-cell table:style-name="t17.B5" office:value-type="string">
            <text:p text:style-name="P28">$17-71</text:p>
          </table:table-cell>
          <table:table-cell table:style-name="t17.B5" office:value-type="string">
            <text:p text:style-name="P28">$17-81</text:p>
          </table:table-cell>
          <table:table-cell table:style-name="t17.B5" office:value-type="string">
            <text:p text:style-name="P28">$17-01</text:p>
          </table:table-cell>
          <table:table-cell table:style-name="t17.B5" office:value-type="string">
            <text:p text:style-name="P28">$17-11</text:p>
          </table:table-cell>
          <table:table-cell table:style-name="t17.B5" office:value-type="string">
            <text:p text:style-name="P28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7"><text:span text:style-name="T5">0,</text:span>7 <text:span text:style-name="T43">м</text:span>Зв/ч</text:p>
          </table:table-cell>
          <table:table-cell table:style-name="t17.B5" office:value-type="string">
            <text:p text:style-name="P28">$17-32</text:p>
          </table:table-cell>
          <table:table-cell table:style-name="t17.B5" office:value-type="string">
            <text:p text:style-name="P28">$17-42</text:p>
          </table:table-cell>
          <table:table-cell table:style-name="t17.B5" office:value-type="string">
            <text:p text:style-name="P28">$17-52</text:p>
          </table:table-cell>
          <table:table-cell table:style-name="t17.B5" office:value-type="string">
            <text:p text:style-name="P28">$17-62</text:p>
          </table:table-cell>
          <table:table-cell table:style-name="t17.B5" office:value-type="string">
            <text:p text:style-name="P28">$17-72</text:p>
          </table:table-cell>
          <table:table-cell table:style-name="t17.B5" office:value-type="string">
            <text:p text:style-name="P28">$17-82</text:p>
          </table:table-cell>
          <table:table-cell table:style-name="t17.B5" office:value-type="string">
            <text:p text:style-name="P28">$17-02</text:p>
          </table:table-cell>
          <table:table-cell table:style-name="t17.B5" office:value-type="string">
            <text:p text:style-name="P28">$17-12</text:p>
          </table:table-cell>
          <table:table-cell table:style-name="t17.B5" office:value-type="string">
            <text:p text:style-name="P28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7">7 <text:span text:style-name="T43">м</text:span>Зв/ч</text:p>
          </table:table-cell>
          <table:table-cell table:style-name="t17.B8" office:value-type="string">
            <text:p text:style-name="P28">$17-33</text:p>
          </table:table-cell>
          <table:table-cell table:style-name="t17.B8" office:value-type="string">
            <text:p text:style-name="P28">$17-43</text:p>
          </table:table-cell>
          <table:table-cell table:style-name="t17.B8" office:value-type="string">
            <text:p text:style-name="P28">$17-53</text:p>
          </table:table-cell>
          <table:table-cell table:style-name="t17.B8" office:value-type="string">
            <text:p text:style-name="P28">$17-63</text:p>
          </table:table-cell>
          <table:table-cell table:style-name="t17.B8" office:value-type="string">
            <text:p text:style-name="P28">$17-73</text:p>
          </table:table-cell>
          <table:table-cell table:style-name="t17.B8" office:value-type="string">
            <text:p text:style-name="P28">$17-83</text:p>
          </table:table-cell>
          <table:table-cell table:style-name="t17.B8" office:value-type="string">
            <text:p text:style-name="P28">$17-03</text:p>
          </table:table-cell>
          <table:table-cell table:style-name="t17.B8" office:value-type="string">
            <text:p text:style-name="P28">$17-13</text:p>
          </table:table-cell>
          <table:table-cell table:style-name="t17.B8" office:value-type="string">
            <text:p text:style-name="P28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9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7">Номер источ-ника</text:p>
          </table:table-cell>
          <table:table-cell table:style-name="t23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3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5">Фон, нЗв/ч</text:p>
          </table:table-cell>
          <table:table-cell table:style-name="t23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4"><text:span text:style-name="T31">H</text:span><text:span text:style-name="T34">1</text:span></text:p>
          </table:table-cell>
          <table:table-cell table:style-name="t23.D3" office:value-type="string">
            <text:p text:style-name="P35"><text:span text:style-name="T6">H</text:span><text:span text:style-name="T34">2</text:span></text:p>
          </table:table-cell>
          <table:table-cell table:style-name="t23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7"><text:span text:style-name="T5">20</text:span> <text:span text:style-name="T43">мкЗв</text:span>/ч</text:p>
          </table:table-cell>
          <table:table-cell table:style-name="t23.B5" office:value-type="string">
            <text:p text:style-name="P28">$23-30</text:p>
          </table:table-cell>
          <table:table-cell table:style-name="t23.B5" office:value-type="string">
            <text:p text:style-name="P28">$23-40</text:p>
          </table:table-cell>
          <table:table-cell table:style-name="t23.B5" office:value-type="string">
            <text:p text:style-name="P28">$23-50</text:p>
          </table:table-cell>
          <table:table-cell table:style-name="t23.B5" office:value-type="string">
            <text:p text:style-name="P28">$23-60</text:p>
          </table:table-cell>
          <table:table-cell table:style-name="t23.B5" office:value-type="string">
            <text:p text:style-name="P28">$23-70</text:p>
          </table:table-cell>
          <table:table-cell table:style-name="t23.B5" office:value-type="string">
            <text:p text:style-name="P28">$23-80</text:p>
          </table:table-cell>
          <table:table-cell table:style-name="t23.B5" office:value-type="string">
            <text:p text:style-name="P28">$23-00</text:p>
          </table:table-cell>
          <table:table-cell table:style-name="t23.B5" office:value-type="string">
            <text:p text:style-name="P28">$23-10</text:p>
          </table:table-cell>
          <table:table-cell table:style-name="t23.B5" office:value-type="string">
            <text:p text:style-name="P28">$23-20</text:p>
          </table:table-cell>
          <table:table-cell table:style-name="t23.K5" table:number-rows-spanned="5" office:value-type="string">
            <text:p text:style-name="P27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7">7<text:span text:style-name="T5">0</text:span> <text:span text:style-name="T43">мкЗв</text:span>/ч</text:p>
          </table:table-cell>
          <table:table-cell table:style-name="t23.B5" office:value-type="string">
            <text:p text:style-name="P28">$23-31</text:p>
          </table:table-cell>
          <table:table-cell table:style-name="t23.B5" office:value-type="string">
            <text:p text:style-name="P28">$23-41</text:p>
          </table:table-cell>
          <table:table-cell table:style-name="t23.B5" office:value-type="string">
            <text:p text:style-name="P28">$23-51</text:p>
          </table:table-cell>
          <table:table-cell table:style-name="t23.B5" office:value-type="string">
            <text:p text:style-name="P28">$23-61</text:p>
          </table:table-cell>
          <table:table-cell table:style-name="t23.B5" office:value-type="string">
            <text:p text:style-name="P28">$23-71</text:p>
          </table:table-cell>
          <table:table-cell table:style-name="t23.B5" office:value-type="string">
            <text:p text:style-name="P28">$23-81</text:p>
          </table:table-cell>
          <table:table-cell table:style-name="t23.B5" office:value-type="string">
            <text:p text:style-name="P28">$23-01</text:p>
          </table:table-cell>
          <table:table-cell table:style-name="t23.B5" office:value-type="string">
            <text:p text:style-name="P28">$23-11</text:p>
          </table:table-cell>
          <table:table-cell table:style-name="t23.B5" office:value-type="string">
            <text:p text:style-name="P28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7"><text:span text:style-name="T5">0,</text:span>7 <text:span text:style-name="T43">м</text:span>Зв/ч</text:p>
          </table:table-cell>
          <table:table-cell table:style-name="t23.B5" office:value-type="string">
            <text:p text:style-name="P28">$23-32</text:p>
          </table:table-cell>
          <table:table-cell table:style-name="t23.B5" office:value-type="string">
            <text:p text:style-name="P28">$23-42</text:p>
          </table:table-cell>
          <table:table-cell table:style-name="t23.B5" office:value-type="string">
            <text:p text:style-name="P28">$23-52</text:p>
          </table:table-cell>
          <table:table-cell table:style-name="t23.B5" office:value-type="string">
            <text:p text:style-name="P28">$23-62</text:p>
          </table:table-cell>
          <table:table-cell table:style-name="t23.B5" office:value-type="string">
            <text:p text:style-name="P28">$23-72</text:p>
          </table:table-cell>
          <table:table-cell table:style-name="t23.B5" office:value-type="string">
            <text:p text:style-name="P28">$23-82</text:p>
          </table:table-cell>
          <table:table-cell table:style-name="t23.B5" office:value-type="string">
            <text:p text:style-name="P28">$23-02</text:p>
          </table:table-cell>
          <table:table-cell table:style-name="t23.B5" office:value-type="string">
            <text:p text:style-name="P28">$23-12</text:p>
          </table:table-cell>
          <table:table-cell table:style-name="t23.B5" office:value-type="string">
            <text:p text:style-name="P28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7">7 <text:span text:style-name="T43">м</text:span>Зв/ч</text:p>
          </table:table-cell>
          <table:table-cell table:style-name="t23.B5" office:value-type="string">
            <text:p text:style-name="P28">$23-33</text:p>
          </table:table-cell>
          <table:table-cell table:style-name="t23.B5" office:value-type="string">
            <text:p text:style-name="P28">$23-43</text:p>
          </table:table-cell>
          <table:table-cell table:style-name="t23.B5" office:value-type="string">
            <text:p text:style-name="P28">$23-53</text:p>
          </table:table-cell>
          <table:table-cell table:style-name="t23.B5" office:value-type="string">
            <text:p text:style-name="P28">$23-63</text:p>
          </table:table-cell>
          <table:table-cell table:style-name="t23.B5" office:value-type="string">
            <text:p text:style-name="P28">$23-73</text:p>
          </table:table-cell>
          <table:table-cell table:style-name="t23.B5" office:value-type="string">
            <text:p text:style-name="P28">$23-83</text:p>
          </table:table-cell>
          <table:table-cell table:style-name="t23.B5" office:value-type="string">
            <text:p text:style-name="P28">$23-03</text:p>
          </table:table-cell>
          <table:table-cell table:style-name="t23.B5" office:value-type="string">
            <text:p text:style-name="P28">$23-13</text:p>
          </table:table-cell>
          <table:table-cell table:style-name="t23.B5" office:value-type="string">
            <text:p text:style-name="P28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7"><text:span text:style-name="T5">70</text:span> <text:span text:style-name="T43">м</text:span>Зв/ч</text:p>
          </table:table-cell>
          <table:table-cell table:style-name="t23.B9" office:value-type="string">
            <text:p text:style-name="P28">$23-34</text:p>
          </table:table-cell>
          <table:table-cell table:style-name="t23.B9" office:value-type="string">
            <text:p text:style-name="P28">$23-44</text:p>
          </table:table-cell>
          <table:table-cell table:style-name="t23.B9" office:value-type="string">
            <text:p text:style-name="P28">$23-54</text:p>
          </table:table-cell>
          <table:table-cell table:style-name="t23.B9" office:value-type="string">
            <text:p text:style-name="P28">$23-64</text:p>
          </table:table-cell>
          <table:table-cell table:style-name="t23.B9" office:value-type="string">
            <text:p text:style-name="P28">$23-74</text:p>
          </table:table-cell>
          <table:table-cell table:style-name="t23.B9" office:value-type="string">
            <text:p text:style-name="P28">$23-84</text:p>
          </table:table-cell>
          <table:table-cell table:style-name="t23.B9" office:value-type="string">
            <text:p text:style-name="P28">$23-04</text:p>
          </table:table-cell>
          <table:table-cell table:style-name="t23.B9" office:value-type="string">
            <text:p text:style-name="P28">$23-14</text:p>
          </table:table-cell>
          <table:table-cell table:style-name="t23.B9" office:value-type="string">
            <text:p text:style-name="P28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7">Номер источ-ника</text:p>
          </table:table-cell>
          <table:table-cell table:style-name="t24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4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5">Фон, нЗв/ч</text:p>
          </table:table-cell>
          <table:table-cell table:style-name="t24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4"><text:span text:style-name="T31">H</text:span><text:span text:style-name="T34">1</text:span></text:p>
          </table:table-cell>
          <table:table-cell table:style-name="t24.D3" office:value-type="string">
            <text:p text:style-name="P35"><text:span text:style-name="T6">H</text:span><text:span text:style-name="T34">2</text:span></text:p>
          </table:table-cell>
          <table:table-cell table:style-name="t24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7"><text:span text:style-name="T5">20</text:span> <text:span text:style-name="T43">мкЗв</text:span>/ч</text:p>
          </table:table-cell>
          <table:table-cell table:style-name="t24.B5" office:value-type="string">
            <text:p text:style-name="P28">$24-30</text:p>
          </table:table-cell>
          <table:table-cell table:style-name="t24.B5" office:value-type="string">
            <text:p text:style-name="P28">$24-40</text:p>
          </table:table-cell>
          <table:table-cell table:style-name="t24.B5" office:value-type="string">
            <text:p text:style-name="P28">$24-50</text:p>
          </table:table-cell>
          <table:table-cell table:style-name="t24.B5" office:value-type="string">
            <text:p text:style-name="P28">$24-60</text:p>
          </table:table-cell>
          <table:table-cell table:style-name="t24.B5" office:value-type="string">
            <text:p text:style-name="P28">$24-70</text:p>
          </table:table-cell>
          <table:table-cell table:style-name="t24.B5" office:value-type="string">
            <text:p text:style-name="P28">$24-80</text:p>
          </table:table-cell>
          <table:table-cell table:style-name="t24.B5" office:value-type="string">
            <text:p text:style-name="P28">$24-00</text:p>
          </table:table-cell>
          <table:table-cell table:style-name="t24.B5" office:value-type="string">
            <text:p text:style-name="P28">$24-10</text:p>
          </table:table-cell>
          <table:table-cell table:style-name="t24.B5" office:value-type="string">
            <text:p text:style-name="P28">$24-20</text:p>
          </table:table-cell>
          <table:table-cell table:style-name="t24.K5" table:number-rows-spanned="5" office:value-type="string">
            <text:p text:style-name="P27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7">7<text:span text:style-name="T5">0</text:span> <text:span text:style-name="T43">мкЗв</text:span>/ч</text:p>
          </table:table-cell>
          <table:table-cell table:style-name="t24.B5" office:value-type="string">
            <text:p text:style-name="P28">$24-31</text:p>
          </table:table-cell>
          <table:table-cell table:style-name="t24.B5" office:value-type="string">
            <text:p text:style-name="P28">$24-41</text:p>
          </table:table-cell>
          <table:table-cell table:style-name="t24.B5" office:value-type="string">
            <text:p text:style-name="P28">$24-51</text:p>
          </table:table-cell>
          <table:table-cell table:style-name="t24.B5" office:value-type="string">
            <text:p text:style-name="P28">$24-61</text:p>
          </table:table-cell>
          <table:table-cell table:style-name="t24.B5" office:value-type="string">
            <text:p text:style-name="P28">$24-71</text:p>
          </table:table-cell>
          <table:table-cell table:style-name="t24.B5" office:value-type="string">
            <text:p text:style-name="P28">$24-81</text:p>
          </table:table-cell>
          <table:table-cell table:style-name="t24.B5" office:value-type="string">
            <text:p text:style-name="P28">$24-01</text:p>
          </table:table-cell>
          <table:table-cell table:style-name="t24.B5" office:value-type="string">
            <text:p text:style-name="P28">$24-11</text:p>
          </table:table-cell>
          <table:table-cell table:style-name="t24.B5" office:value-type="string">
            <text:p text:style-name="P28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7"><text:span text:style-name="T5">0,</text:span>7 <text:span text:style-name="T43">м</text:span>Зв/ч</text:p>
          </table:table-cell>
          <table:table-cell table:style-name="t24.B5" office:value-type="string">
            <text:p text:style-name="P28">$24-32</text:p>
          </table:table-cell>
          <table:table-cell table:style-name="t24.B5" office:value-type="string">
            <text:p text:style-name="P28">$24-42</text:p>
          </table:table-cell>
          <table:table-cell table:style-name="t24.B5" office:value-type="string">
            <text:p text:style-name="P28">$24-52</text:p>
          </table:table-cell>
          <table:table-cell table:style-name="t24.B5" office:value-type="string">
            <text:p text:style-name="P28">$24-62</text:p>
          </table:table-cell>
          <table:table-cell table:style-name="t24.B5" office:value-type="string">
            <text:p text:style-name="P28">$24-72</text:p>
          </table:table-cell>
          <table:table-cell table:style-name="t24.B5" office:value-type="string">
            <text:p text:style-name="P28">$24-82</text:p>
          </table:table-cell>
          <table:table-cell table:style-name="t24.B5" office:value-type="string">
            <text:p text:style-name="P28">$24-02</text:p>
          </table:table-cell>
          <table:table-cell table:style-name="t24.B5" office:value-type="string">
            <text:p text:style-name="P28">$24-12</text:p>
          </table:table-cell>
          <table:table-cell table:style-name="t24.B5" office:value-type="string">
            <text:p text:style-name="P28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7">7 <text:span text:style-name="T43">м</text:span>Зв/ч</text:p>
          </table:table-cell>
          <table:table-cell table:style-name="t24.B5" office:value-type="string">
            <text:p text:style-name="P28">$24-33</text:p>
          </table:table-cell>
          <table:table-cell table:style-name="t24.B5" office:value-type="string">
            <text:p text:style-name="P28">$24-43</text:p>
          </table:table-cell>
          <table:table-cell table:style-name="t24.B5" office:value-type="string">
            <text:p text:style-name="P28">$24-53</text:p>
          </table:table-cell>
          <table:table-cell table:style-name="t24.B5" office:value-type="string">
            <text:p text:style-name="P28">$24-63</text:p>
          </table:table-cell>
          <table:table-cell table:style-name="t24.B5" office:value-type="string">
            <text:p text:style-name="P28">$24-73</text:p>
          </table:table-cell>
          <table:table-cell table:style-name="t24.B5" office:value-type="string">
            <text:p text:style-name="P28">$24-83</text:p>
          </table:table-cell>
          <table:table-cell table:style-name="t24.B5" office:value-type="string">
            <text:p text:style-name="P28">$24-03</text:p>
          </table:table-cell>
          <table:table-cell table:style-name="t24.B5" office:value-type="string">
            <text:p text:style-name="P28">$24-13</text:p>
          </table:table-cell>
          <table:table-cell table:style-name="t24.B5" office:value-type="string">
            <text:p text:style-name="P28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7"><text:span text:style-name="T5">70</text:span> <text:span text:style-name="T43">м</text:span>Зв/ч</text:p>
          </table:table-cell>
          <table:table-cell table:style-name="t24.B9" office:value-type="string">
            <text:p text:style-name="P28">$24-34</text:p>
          </table:table-cell>
          <table:table-cell table:style-name="t24.B9" office:value-type="string">
            <text:p text:style-name="P28">$24-44</text:p>
          </table:table-cell>
          <table:table-cell table:style-name="t24.B9" office:value-type="string">
            <text:p text:style-name="P28">$24-54</text:p>
          </table:table-cell>
          <table:table-cell table:style-name="t24.B9" office:value-type="string">
            <text:p text:style-name="P28">$24-64</text:p>
          </table:table-cell>
          <table:table-cell table:style-name="t24.B9" office:value-type="string">
            <text:p text:style-name="P28">$24-74</text:p>
          </table:table-cell>
          <table:table-cell table:style-name="t24.B9" office:value-type="string">
            <text:p text:style-name="P28">$24-84</text:p>
          </table:table-cell>
          <table:table-cell table:style-name="t24.B9" office:value-type="string">
            <text:p text:style-name="P28">$24-04</text:p>
          </table:table-cell>
          <table:table-cell table:style-name="t24.B9" office:value-type="string">
            <text:p text:style-name="P28">$24-14</text:p>
          </table:table-cell>
          <table:table-cell table:style-name="t24.B9" office:value-type="string">
            <text:p text:style-name="P28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7">Номер источ-ника</text:p>
          </table:table-cell>
          <table:table-cell table:style-name="t18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8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5">Фон, нЗв/ч</text:p>
          </table:table-cell>
          <table:table-cell table:style-name="t18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4"><text:span text:style-name="T31">H</text:span><text:span text:style-name="T34">1</text:span></text:p>
          </table:table-cell>
          <table:table-cell table:style-name="t18.D3" office:value-type="string">
            <text:p text:style-name="P35"><text:span text:style-name="T6">H</text:span><text:span text:style-name="T34">2</text:span></text:p>
          </table:table-cell>
          <table:table-cell table:style-name="t18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7">7<text:span text:style-name="T5">0</text:span> <text:span text:style-name="T43">мкЗв</text:span>/ч</text:p>
          </table:table-cell>
          <table:table-cell table:style-name="t18.B5" office:value-type="string">
            <text:p text:style-name="P28">$18-30</text:p>
          </table:table-cell>
          <table:table-cell table:style-name="t18.B5" office:value-type="string">
            <text:p text:style-name="P28">$18-40</text:p>
          </table:table-cell>
          <table:table-cell table:style-name="t18.B5" office:value-type="string">
            <text:p text:style-name="P28">$18-50</text:p>
          </table:table-cell>
          <table:table-cell table:style-name="t18.B5" office:value-type="string">
            <text:p text:style-name="P28">$18-60</text:p>
          </table:table-cell>
          <table:table-cell table:style-name="t18.B5" office:value-type="string">
            <text:p text:style-name="P28">$18-70</text:p>
          </table:table-cell>
          <table:table-cell table:style-name="t18.B5" office:value-type="string">
            <text:p text:style-name="P28">$18-80</text:p>
          </table:table-cell>
          <table:table-cell table:style-name="t18.B5" office:value-type="string">
            <text:p text:style-name="P28">$18-00</text:p>
          </table:table-cell>
          <table:table-cell table:style-name="t18.B5" office:value-type="string">
            <text:p text:style-name="P28">$18-10</text:p>
          </table:table-cell>
          <table:table-cell table:style-name="t18.B5" office:value-type="string">
            <text:p text:style-name="P28">$18-20</text:p>
          </table:table-cell>
          <table:table-cell table:style-name="t18.K5" table:number-rows-spanned="4" office:value-type="string">
            <text:p text:style-name="P27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7"><text:span text:style-name="T5">0,</text:span>7 <text:span text:style-name="T43">м</text:span>Зв/ч</text:p>
          </table:table-cell>
          <table:table-cell table:style-name="t18.B5" office:value-type="string">
            <text:p text:style-name="P28">$18-31</text:p>
          </table:table-cell>
          <table:table-cell table:style-name="t18.B5" office:value-type="string">
            <text:p text:style-name="P28">$18-41</text:p>
          </table:table-cell>
          <table:table-cell table:style-name="t18.B5" office:value-type="string">
            <text:p text:style-name="P28">$18-51</text:p>
          </table:table-cell>
          <table:table-cell table:style-name="t18.B5" office:value-type="string">
            <text:p text:style-name="P28">$18-61</text:p>
          </table:table-cell>
          <table:table-cell table:style-name="t18.B5" office:value-type="string">
            <text:p text:style-name="P28">$18-71</text:p>
          </table:table-cell>
          <table:table-cell table:style-name="t18.B5" office:value-type="string">
            <text:p text:style-name="P28">$18-81</text:p>
          </table:table-cell>
          <table:table-cell table:style-name="t18.B5" office:value-type="string">
            <text:p text:style-name="P28">$18-01</text:p>
          </table:table-cell>
          <table:table-cell table:style-name="t18.B5" office:value-type="string">
            <text:p text:style-name="P28">$18-11</text:p>
          </table:table-cell>
          <table:table-cell table:style-name="t18.B5" office:value-type="string">
            <text:p text:style-name="P28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7">7 <text:span text:style-name="T43">м</text:span>Зв/ч</text:p>
          </table:table-cell>
          <table:table-cell table:style-name="t18.B5" office:value-type="string">
            <text:p text:style-name="P28">$18-32</text:p>
          </table:table-cell>
          <table:table-cell table:style-name="t18.B5" office:value-type="string">
            <text:p text:style-name="P28">$18-42</text:p>
          </table:table-cell>
          <table:table-cell table:style-name="t18.B5" office:value-type="string">
            <text:p text:style-name="P28">$18-52</text:p>
          </table:table-cell>
          <table:table-cell table:style-name="t18.B5" office:value-type="string">
            <text:p text:style-name="P28">$18-62</text:p>
          </table:table-cell>
          <table:table-cell table:style-name="t18.B5" office:value-type="string">
            <text:p text:style-name="P28">$18-72</text:p>
          </table:table-cell>
          <table:table-cell table:style-name="t18.B5" office:value-type="string">
            <text:p text:style-name="P28">$18-82</text:p>
          </table:table-cell>
          <table:table-cell table:style-name="t18.B5" office:value-type="string">
            <text:p text:style-name="P28">$18-02</text:p>
          </table:table-cell>
          <table:table-cell table:style-name="t18.B5" office:value-type="string">
            <text:p text:style-name="P28">$18-12</text:p>
          </table:table-cell>
          <table:table-cell table:style-name="t18.B5" office:value-type="string">
            <text:p text:style-name="P28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7"><text:span text:style-name="T5">70</text:span> <text:span text:style-name="T43">м</text:span>Зв/ч</text:p>
          </table:table-cell>
          <table:table-cell table:style-name="t18.B8" office:value-type="string">
            <text:p text:style-name="P28">$18-33</text:p>
          </table:table-cell>
          <table:table-cell table:style-name="t18.B8" office:value-type="string">
            <text:p text:style-name="P28">$18-43</text:p>
          </table:table-cell>
          <table:table-cell table:style-name="t18.B8" office:value-type="string">
            <text:p text:style-name="P28">$18-53</text:p>
          </table:table-cell>
          <table:table-cell table:style-name="t18.B8" office:value-type="string">
            <text:p text:style-name="P28">$18-63</text:p>
          </table:table-cell>
          <table:table-cell table:style-name="t18.B8" office:value-type="string">
            <text:p text:style-name="P28">$18-73</text:p>
          </table:table-cell>
          <table:table-cell table:style-name="t18.B8" office:value-type="string">
            <text:p text:style-name="P28">$18-83</text:p>
          </table:table-cell>
          <table:table-cell table:style-name="t18.B8" office:value-type="string">
            <text:p text:style-name="P28">$18-03</text:p>
          </table:table-cell>
          <table:table-cell table:style-name="t18.B8" office:value-type="string">
            <text:p text:style-name="P28">$18-13</text:p>
          </table:table-cell>
          <table:table-cell table:style-name="t18.B8" office:value-type="string">
            <text:p text:style-name="P28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able:table-row table:style-name="t29.1">
          <table:table-cell table:style-name="t29.A1" table:number-columns-spanned="11" office:value-type="string">
            <text:p text:style-name="P5"><text:span text:style-name="T92">БОИ-5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29.B2" table:number-rows-spanned="3" office:value-type="string">
            <text:p text:style-name="P27">Номер источ-ника</text:p>
          </table:table-cell>
          <table:table-cell table:style-name="t29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9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9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9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35">Фон, нЗв/ч</text:p>
          </table:table-cell>
          <table:table-cell table:style-name="t2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34"><text:span text:style-name="T31">H</text:span><text:span text:style-name="T34">1</text:span></text:p>
          </table:table-cell>
          <table:table-cell table:style-name="t29.D3" office:value-type="string">
            <text:p text:style-name="P35"><text:span text:style-name="T6">H</text:span><text:span text:style-name="T34">2</text:span></text:p>
          </table:table-cell>
          <table:table-cell table:style-name="t29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27"><text:span text:style-name="T5">20</text:span> <text:span text:style-name="T43">мкЗв</text:span>/ч</text:p>
          </table:table-cell>
          <table:table-cell table:style-name="t29.B5" office:value-type="string">
            <text:p text:style-name="P28">$29-30</text:p>
          </table:table-cell>
          <table:table-cell table:style-name="t29.B5" office:value-type="string">
            <text:p text:style-name="P28">$29-40</text:p>
          </table:table-cell>
          <table:table-cell table:style-name="t29.B5" office:value-type="string">
            <text:p text:style-name="P28">$29-50</text:p>
          </table:table-cell>
          <table:table-cell table:style-name="t29.B5" office:value-type="string">
            <text:p text:style-name="P28">$29-60</text:p>
          </table:table-cell>
          <table:table-cell table:style-name="t29.B5" office:value-type="string">
            <text:p text:style-name="P28">$29-70</text:p>
          </table:table-cell>
          <table:table-cell table:style-name="t29.B5" office:value-type="string">
            <text:p text:style-name="P28">$29-80</text:p>
          </table:table-cell>
          <table:table-cell table:style-name="t29.B5" office:value-type="string">
            <text:p text:style-name="P28">$29-00</text:p>
          </table:table-cell>
          <table:table-cell table:style-name="t29.B5" office:value-type="string">
            <text:p text:style-name="P28">$29-10</text:p>
          </table:table-cell>
          <table:table-cell table:style-name="t29.B5" office:value-type="string">
            <text:p text:style-name="P28">$29-20</text:p>
          </table:table-cell>
          <table:table-cell table:style-name="t29.K5" table:number-rows-spanned="5" office:value-type="string">
            <text:p text:style-name="P27">±<text:span text:style-name="T5">20</text:span></text:p>
          </table:table-cell>
        </table:table-row>
        <table:table-row table:style-name="t29.5">
          <table:table-cell table:style-name="t29.A5" office:value-type="string">
            <text:p text:style-name="P27">7<text:span text:style-name="T5">0</text:span> <text:span text:style-name="T43">мкЗв</text:span>/ч</text:p>
          </table:table-cell>
          <table:table-cell table:style-name="t29.B5" office:value-type="string">
            <text:p text:style-name="P28">$29-31</text:p>
          </table:table-cell>
          <table:table-cell table:style-name="t29.B5" office:value-type="string">
            <text:p text:style-name="P28">$29-41</text:p>
          </table:table-cell>
          <table:table-cell table:style-name="t29.B5" office:value-type="string">
            <text:p text:style-name="P28">$29-51</text:p>
          </table:table-cell>
          <table:table-cell table:style-name="t29.B5" office:value-type="string">
            <text:p text:style-name="P28">$29-61</text:p>
          </table:table-cell>
          <table:table-cell table:style-name="t29.B5" office:value-type="string">
            <text:p text:style-name="P28">$29-71</text:p>
          </table:table-cell>
          <table:table-cell table:style-name="t29.B5" office:value-type="string">
            <text:p text:style-name="P28">$29-81</text:p>
          </table:table-cell>
          <table:table-cell table:style-name="t29.B5" office:value-type="string">
            <text:p text:style-name="P28">$29-01</text:p>
          </table:table-cell>
          <table:table-cell table:style-name="t29.B5" office:value-type="string">
            <text:p text:style-name="P28">$29-11</text:p>
          </table:table-cell>
          <table:table-cell table:style-name="t29.B5" office:value-type="string">
            <text:p text:style-name="P28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27"><text:span text:style-name="T5">0,</text:span>7 <text:span text:style-name="T43">м</text:span>Зв/ч</text:p>
          </table:table-cell>
          <table:table-cell table:style-name="t29.B5" office:value-type="string">
            <text:p text:style-name="P28">$29-32</text:p>
          </table:table-cell>
          <table:table-cell table:style-name="t29.B5" office:value-type="string">
            <text:p text:style-name="P28">$29-42</text:p>
          </table:table-cell>
          <table:table-cell table:style-name="t29.B5" office:value-type="string">
            <text:p text:style-name="P28">$29-52</text:p>
          </table:table-cell>
          <table:table-cell table:style-name="t29.B5" office:value-type="string">
            <text:p text:style-name="P28">$29-62</text:p>
          </table:table-cell>
          <table:table-cell table:style-name="t29.B5" office:value-type="string">
            <text:p text:style-name="P28">$29-72</text:p>
          </table:table-cell>
          <table:table-cell table:style-name="t29.B5" office:value-type="string">
            <text:p text:style-name="P28">$29-82</text:p>
          </table:table-cell>
          <table:table-cell table:style-name="t29.B5" office:value-type="string">
            <text:p text:style-name="P28">$29-02</text:p>
          </table:table-cell>
          <table:table-cell table:style-name="t29.B5" office:value-type="string">
            <text:p text:style-name="P28">$29-12</text:p>
          </table:table-cell>
          <table:table-cell table:style-name="t29.B5" office:value-type="string">
            <text:p text:style-name="P28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27">7 <text:span text:style-name="T43">м</text:span>Зв/ч</text:p>
          </table:table-cell>
          <table:table-cell table:style-name="t29.B5" office:value-type="string">
            <text:p text:style-name="P28">$29-33</text:p>
          </table:table-cell>
          <table:table-cell table:style-name="t29.B5" office:value-type="string">
            <text:p text:style-name="P28">$29-43</text:p>
          </table:table-cell>
          <table:table-cell table:style-name="t29.B5" office:value-type="string">
            <text:p text:style-name="P28">$29-53</text:p>
          </table:table-cell>
          <table:table-cell table:style-name="t29.B5" office:value-type="string">
            <text:p text:style-name="P28">$29-63</text:p>
          </table:table-cell>
          <table:table-cell table:style-name="t29.B5" office:value-type="string">
            <text:p text:style-name="P28">$29-73</text:p>
          </table:table-cell>
          <table:table-cell table:style-name="t29.B5" office:value-type="string">
            <text:p text:style-name="P28">$29-83</text:p>
          </table:table-cell>
          <table:table-cell table:style-name="t29.B5" office:value-type="string">
            <text:p text:style-name="P28">$29-03</text:p>
          </table:table-cell>
          <table:table-cell table:style-name="t29.B5" office:value-type="string">
            <text:p text:style-name="P28">$29-13</text:p>
          </table:table-cell>
          <table:table-cell table:style-name="t29.B5" office:value-type="string">
            <text:p text:style-name="P28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27"><text:span text:style-name="T5">70</text:span> <text:span text:style-name="T43">м</text:span>Зв/ч</text:p>
          </table:table-cell>
          <table:table-cell table:style-name="t29.B9" office:value-type="string">
            <text:p text:style-name="P28">$29-34</text:p>
          </table:table-cell>
          <table:table-cell table:style-name="t29.B9" office:value-type="string">
            <text:p text:style-name="P28">$29-44</text:p>
          </table:table-cell>
          <table:table-cell table:style-name="t29.B9" office:value-type="string">
            <text:p text:style-name="P28">$29-54</text:p>
          </table:table-cell>
          <table:table-cell table:style-name="t29.B9" office:value-type="string">
            <text:p text:style-name="P28">$29-64</text:p>
          </table:table-cell>
          <table:table-cell table:style-name="t29.B9" office:value-type="string">
            <text:p text:style-name="P28">$29-74</text:p>
          </table:table-cell>
          <table:table-cell table:style-name="t29.B9" office:value-type="string">
            <text:p text:style-name="P28">$29-84</text:p>
          </table:table-cell>
          <table:table-cell table:style-name="t29.B9" office:value-type="string">
            <text:p text:style-name="P28">$29-04</text:p>
          </table:table-cell>
          <table:table-cell table:style-name="t29.B9" office:value-type="string">
            <text:p text:style-name="P28">$29-14</text:p>
          </table:table-cell>
          <table:table-cell table:style-name="t29.B9" office:value-type="string">
            <text:p text:style-name="P28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31">H</text:span><text:span text:style-name="T34">1</text:span></text:p>
          </table:table-cell>
          <table:table-cell table:style-name="t1.D3" office:value-type="string">
            <text:p text:style-name="P35"><text:span text:style-name="T6">H</text:span><text:span text:style-name="T34">2</text:span></text:p>
          </table:table-cell>
          <table:table-cell table:style-name="t1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7">0,7 мкЗв/ч</text:p>
          </table:table-cell>
          <table:table-cell table:style-name="t1.B5" office:value-type="string">
            <text:p text:style-name="P28">$1-30</text:p>
          </table:table-cell>
          <table:table-cell table:style-name="t1.B5" office:value-type="string">
            <text:p text:style-name="P28">$1-40</text:p>
          </table:table-cell>
          <table:table-cell table:style-name="t1.B5" office:value-type="string">
            <text:p text:style-name="P28">$1-50</text:p>
          </table:table-cell>
          <table:table-cell table:style-name="t1.B5" office:value-type="string">
            <text:p text:style-name="P28">$1-60</text:p>
          </table:table-cell>
          <table:table-cell table:style-name="t1.B5" office:value-type="string">
            <text:p text:style-name="P28">$1-70</text:p>
          </table:table-cell>
          <table:table-cell table:style-name="t1.B5" office:value-type="string">
            <text:p text:style-name="P28">$1-80</text:p>
          </table:table-cell>
          <table:table-cell table:style-name="t1.B5" office:value-type="string">
            <text:p text:style-name="P28">$1-00</text:p>
          </table:table-cell>
          <table:table-cell table:style-name="t1.B5" office:value-type="string">
            <text:p text:style-name="P28">$1-10</text:p>
          </table:table-cell>
          <table:table-cell table:style-name="t1.B5" office:value-type="string">
            <text:p text:style-name="P28">$1-20</text:p>
          </table:table-cell>
          <table:table-cell table:style-name="t1.K5" table:number-rows-spanned="8" office:value-type="string">
            <text:p text:style-name="P27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7">7 мкЗв/ч</text:p>
          </table:table-cell>
          <table:table-cell table:style-name="t1.B5" office:value-type="string">
            <text:p text:style-name="P28">$1-31</text:p>
          </table:table-cell>
          <table:table-cell table:style-name="t1.B5" office:value-type="string">
            <text:p text:style-name="P28">$1-41</text:p>
          </table:table-cell>
          <table:table-cell table:style-name="t1.B5" office:value-type="string">
            <text:p text:style-name="P28">$1-51</text:p>
          </table:table-cell>
          <table:table-cell table:style-name="t1.B5" office:value-type="string">
            <text:p text:style-name="P28">$1-61</text:p>
          </table:table-cell>
          <table:table-cell table:style-name="t1.B5" office:value-type="string">
            <text:p text:style-name="P28">$1-71</text:p>
          </table:table-cell>
          <table:table-cell table:style-name="t1.B5" office:value-type="string">
            <text:p text:style-name="P28">$1-81</text:p>
          </table:table-cell>
          <table:table-cell table:style-name="t1.B5" office:value-type="string">
            <text:p text:style-name="P28">$1-01</text:p>
          </table:table-cell>
          <table:table-cell table:style-name="t1.B5" office:value-type="string">
            <text:p text:style-name="P28">$1-11</text:p>
          </table:table-cell>
          <table:table-cell table:style-name="t1.B5" office:value-type="string">
            <text:p text:style-name="P28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7">70 мкЗв/ч</text:p>
          </table:table-cell>
          <table:table-cell table:style-name="t1.B5" office:value-type="string">
            <text:p text:style-name="P28">$1-32</text:p>
          </table:table-cell>
          <table:table-cell table:style-name="t1.B5" office:value-type="string">
            <text:p text:style-name="P28">$1-42</text:p>
          </table:table-cell>
          <table:table-cell table:style-name="t1.B5" office:value-type="string">
            <text:p text:style-name="P28">$1-52</text:p>
          </table:table-cell>
          <table:table-cell table:style-name="t1.B5" office:value-type="string">
            <text:p text:style-name="P28">$1-62</text:p>
          </table:table-cell>
          <table:table-cell table:style-name="t1.B5" office:value-type="string">
            <text:p text:style-name="P28">$1-72</text:p>
          </table:table-cell>
          <table:table-cell table:style-name="t1.B5" office:value-type="string">
            <text:p text:style-name="P28">$1-82</text:p>
          </table:table-cell>
          <table:table-cell table:style-name="t1.B5" office:value-type="string">
            <text:p text:style-name="P28">$1-02</text:p>
          </table:table-cell>
          <table:table-cell table:style-name="t1.B5" office:value-type="string">
            <text:p text:style-name="P28">$1-12</text:p>
          </table:table-cell>
          <table:table-cell table:style-name="t1.B5" office:value-type="string">
            <text:p text:style-name="P28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7">0.7 мЗв/ч</text:p>
          </table:table-cell>
          <table:table-cell table:style-name="t1.B5" office:value-type="string">
            <text:p text:style-name="P28">$1-33</text:p>
          </table:table-cell>
          <table:table-cell table:style-name="t1.B5" office:value-type="string">
            <text:p text:style-name="P28">$1-43</text:p>
          </table:table-cell>
          <table:table-cell table:style-name="t1.B5" office:value-type="string">
            <text:p text:style-name="P28">$1-53</text:p>
          </table:table-cell>
          <table:table-cell table:style-name="t1.B5" office:value-type="string">
            <text:p text:style-name="P28">$1-63</text:p>
          </table:table-cell>
          <table:table-cell table:style-name="t1.B5" office:value-type="string">
            <text:p text:style-name="P28">$1-73</text:p>
          </table:table-cell>
          <table:table-cell table:style-name="t1.B5" office:value-type="string">
            <text:p text:style-name="P28">$1-83</text:p>
          </table:table-cell>
          <table:table-cell table:style-name="t1.B5" office:value-type="string">
            <text:p text:style-name="P28">$1-03</text:p>
          </table:table-cell>
          <table:table-cell table:style-name="t1.B5" office:value-type="string">
            <text:p text:style-name="P28">$1-13</text:p>
          </table:table-cell>
          <table:table-cell table:style-name="t1.B5" office:value-type="string">
            <text:p text:style-name="P28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7">7,0 мЗв/ч</text:p>
          </table:table-cell>
          <table:table-cell table:style-name="t1.B5" office:value-type="string">
            <text:p text:style-name="P28">$1-34</text:p>
          </table:table-cell>
          <table:table-cell table:style-name="t1.B5" office:value-type="string">
            <text:p text:style-name="P28">$1-44</text:p>
          </table:table-cell>
          <table:table-cell table:style-name="t1.B5" office:value-type="string">
            <text:p text:style-name="P28">$1-54</text:p>
          </table:table-cell>
          <table:table-cell table:style-name="t1.B5" office:value-type="string">
            <text:p text:style-name="P28">$1-64</text:p>
          </table:table-cell>
          <table:table-cell table:style-name="t1.B5" office:value-type="string">
            <text:p text:style-name="P28">$1-74</text:p>
          </table:table-cell>
          <table:table-cell table:style-name="t1.B5" office:value-type="string">
            <text:p text:style-name="P28">$1-84</text:p>
          </table:table-cell>
          <table:table-cell table:style-name="t1.B5" office:value-type="string">
            <text:p text:style-name="P28">$1-04</text:p>
          </table:table-cell>
          <table:table-cell table:style-name="t1.B5" office:value-type="string">
            <text:p text:style-name="P28">$1-14</text:p>
          </table:table-cell>
          <table:table-cell table:style-name="t1.B5" office:value-type="string">
            <text:p text:style-name="P28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7">70 мЗв/ч</text:p>
          </table:table-cell>
          <table:table-cell table:style-name="t1.B5" office:value-type="string">
            <text:p text:style-name="P28">$1-35</text:p>
          </table:table-cell>
          <table:table-cell table:style-name="t1.B5" office:value-type="string">
            <text:p text:style-name="P28">$1-45</text:p>
          </table:table-cell>
          <table:table-cell table:style-name="t1.B5" office:value-type="string">
            <text:p text:style-name="P28">$1-55</text:p>
          </table:table-cell>
          <table:table-cell table:style-name="t1.B5" office:value-type="string">
            <text:p text:style-name="P28">$1-65</text:p>
          </table:table-cell>
          <table:table-cell table:style-name="t1.B5" office:value-type="string">
            <text:p text:style-name="P28">$1-75</text:p>
          </table:table-cell>
          <table:table-cell table:style-name="t1.B5" office:value-type="string">
            <text:p text:style-name="P28">$1-85</text:p>
          </table:table-cell>
          <table:table-cell table:style-name="t1.B5" office:value-type="string">
            <text:p text:style-name="P28">$1-05</text:p>
          </table:table-cell>
          <table:table-cell table:style-name="t1.B5" office:value-type="string">
            <text:p text:style-name="P28">$1-15</text:p>
          </table:table-cell>
          <table:table-cell table:style-name="t1.B5" office:value-type="string">
            <text:p text:style-name="P28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7"><text:span text:style-name="T43">0,7</text:span> Зв/ч</text:p>
          </table:table-cell>
          <table:table-cell table:style-name="t1.B5" office:value-type="string">
            <text:p text:style-name="P28">$1-36</text:p>
          </table:table-cell>
          <table:table-cell table:style-name="t1.B5" office:value-type="string">
            <text:p text:style-name="P28">$1-46</text:p>
          </table:table-cell>
          <table:table-cell table:style-name="t1.B5" office:value-type="string">
            <text:p text:style-name="P28">$1-56</text:p>
          </table:table-cell>
          <table:table-cell table:style-name="t1.B5" office:value-type="string">
            <text:p text:style-name="P28">$1-66</text:p>
          </table:table-cell>
          <table:table-cell table:style-name="t1.B5" office:value-type="string">
            <text:p text:style-name="P28">$1-76</text:p>
          </table:table-cell>
          <table:table-cell table:style-name="t1.B5" office:value-type="string">
            <text:p text:style-name="P28">$1-86</text:p>
          </table:table-cell>
          <table:table-cell table:style-name="t1.B5" office:value-type="string">
            <text:p text:style-name="P28">$1-06</text:p>
          </table:table-cell>
          <table:table-cell table:style-name="t1.B5" office:value-type="string">
            <text:p text:style-name="P28">$1-16</text:p>
          </table:table-cell>
          <table:table-cell table:style-name="t1.B5" office:value-type="string">
            <text:p text:style-name="P28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7">7 Зв/ч</text:p>
          </table:table-cell>
          <table:table-cell table:style-name="t1.B12" office:value-type="string">
            <text:p text:style-name="P28">$1-37</text:p>
          </table:table-cell>
          <table:table-cell table:style-name="t1.B12" office:value-type="string">
            <text:p text:style-name="P28">$1-47</text:p>
          </table:table-cell>
          <table:table-cell table:style-name="t1.B12" office:value-type="string">
            <text:p text:style-name="P28">$1-57</text:p>
          </table:table-cell>
          <table:table-cell table:style-name="t1.B12" office:value-type="string">
            <text:p text:style-name="P28">$1-67</text:p>
          </table:table-cell>
          <table:table-cell table:style-name="t1.B12" office:value-type="string">
            <text:p text:style-name="P28">$1-77</text:p>
          </table:table-cell>
          <table:table-cell table:style-name="t1.B12" office:value-type="string">
            <text:p text:style-name="P28">$1-87</text:p>
          </table:table-cell>
          <table:table-cell table:style-name="t1.B12" office:value-type="string">
            <text:p text:style-name="P28">$1-07</text:p>
          </table:table-cell>
          <table:table-cell table:style-name="t1.B12" office:value-type="string">
            <text:p text:style-name="P28">$1-17</text:p>
          </table:table-cell>
          <table:table-cell table:style-name="t1.B12" office:value-type="string">
            <text:p text:style-name="P2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7">Номер источ-ника</text:p>
          </table:table-cell>
          <table:table-cell table:style-name="t2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5">Фон, нЗв/ч</text:p>
          </table:table-cell>
          <table:table-cell table:style-name="t2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31">H</text:span><text:span text:style-name="T34">1</text:span></text:p>
          </table:table-cell>
          <table:table-cell table:style-name="t2.D3" office:value-type="string">
            <text:p text:style-name="P35"><text:span text:style-name="T6">H</text:span><text:span text:style-name="T34">2</text:span></text:p>
          </table:table-cell>
          <table:table-cell table:style-name="t2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7"><text:span text:style-name="T5">0,07</text:span> мкЗв/ч</text:p>
          </table:table-cell>
          <table:table-cell table:style-name="t2.B5" office:value-type="string">
            <text:p text:style-name="P28">$2-30</text:p>
          </table:table-cell>
          <table:table-cell table:style-name="t2.B5" office:value-type="string">
            <text:p text:style-name="P28">$2-40</text:p>
          </table:table-cell>
          <table:table-cell table:style-name="t2.B5" office:value-type="string">
            <text:p text:style-name="P28">$2-50</text:p>
          </table:table-cell>
          <table:table-cell table:style-name="t2.B5" office:value-type="string">
            <text:p text:style-name="P28">$2-60</text:p>
          </table:table-cell>
          <table:table-cell table:style-name="t2.B5" office:value-type="string">
            <text:p text:style-name="P28">$2-70</text:p>
          </table:table-cell>
          <table:table-cell table:style-name="t2.B5" office:value-type="string">
            <text:p text:style-name="P28">$2-80</text:p>
          </table:table-cell>
          <table:table-cell table:style-name="t2.B5" office:value-type="string">
            <text:p text:style-name="P28">$2-00</text:p>
          </table:table-cell>
          <table:table-cell table:style-name="t2.B5" office:value-type="string">
            <text:p text:style-name="P28">$2-10</text:p>
          </table:table-cell>
          <table:table-cell table:style-name="t2.B5" office:value-type="string">
            <text:p text:style-name="P28">$2-20</text:p>
          </table:table-cell>
          <table:table-cell table:style-name="t2.K5" table:number-rows-spanned="5" office:value-type="string">
            <text:p text:style-name="P27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7">0,7 мкЗв/ч</text:p>
          </table:table-cell>
          <table:table-cell table:style-name="t2.B5" office:value-type="string">
            <text:p text:style-name="P28">$2-31</text:p>
          </table:table-cell>
          <table:table-cell table:style-name="t2.B5" office:value-type="string">
            <text:p text:style-name="P28">$2-41</text:p>
          </table:table-cell>
          <table:table-cell table:style-name="t2.B5" office:value-type="string">
            <text:p text:style-name="P28">$2-51</text:p>
          </table:table-cell>
          <table:table-cell table:style-name="t2.B5" office:value-type="string">
            <text:p text:style-name="P28">$2-61</text:p>
          </table:table-cell>
          <table:table-cell table:style-name="t2.B5" office:value-type="string">
            <text:p text:style-name="P28">$2-71</text:p>
          </table:table-cell>
          <table:table-cell table:style-name="t2.B5" office:value-type="string">
            <text:p text:style-name="P28">$2-81</text:p>
          </table:table-cell>
          <table:table-cell table:style-name="t2.B5" office:value-type="string">
            <text:p text:style-name="P28">$2-01</text:p>
          </table:table-cell>
          <table:table-cell table:style-name="t2.B5" office:value-type="string">
            <text:p text:style-name="P28">$2-11</text:p>
          </table:table-cell>
          <table:table-cell table:style-name="t2.B5" office:value-type="string">
            <text:p text:style-name="P28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7">7 мкЗв/ч</text:p>
          </table:table-cell>
          <table:table-cell table:style-name="t2.B5" office:value-type="string">
            <text:p text:style-name="P28">$2-32</text:p>
          </table:table-cell>
          <table:table-cell table:style-name="t2.B5" office:value-type="string">
            <text:p text:style-name="P28">$2-42</text:p>
          </table:table-cell>
          <table:table-cell table:style-name="t2.B5" office:value-type="string">
            <text:p text:style-name="P28">$2-52</text:p>
          </table:table-cell>
          <table:table-cell table:style-name="t2.B5" office:value-type="string">
            <text:p text:style-name="P28">$2-62</text:p>
          </table:table-cell>
          <table:table-cell table:style-name="t2.B5" office:value-type="string">
            <text:p text:style-name="P28">$2-72</text:p>
          </table:table-cell>
          <table:table-cell table:style-name="t2.B5" office:value-type="string">
            <text:p text:style-name="P28">$2-82</text:p>
          </table:table-cell>
          <table:table-cell table:style-name="t2.B5" office:value-type="string">
            <text:p text:style-name="P28">$2-02</text:p>
          </table:table-cell>
          <table:table-cell table:style-name="t2.B5" office:value-type="string">
            <text:p text:style-name="P28">$2-12</text:p>
          </table:table-cell>
          <table:table-cell table:style-name="t2.B5" office:value-type="string">
            <text:p text:style-name="P28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7">70 мкЗв/ч</text:p>
          </table:table-cell>
          <table:table-cell table:style-name="t2.B5" office:value-type="string">
            <text:p text:style-name="P28">$2-33</text:p>
          </table:table-cell>
          <table:table-cell table:style-name="t2.B5" office:value-type="string">
            <text:p text:style-name="P28">$2-43</text:p>
          </table:table-cell>
          <table:table-cell table:style-name="t2.B5" office:value-type="string">
            <text:p text:style-name="P28">$2-53</text:p>
          </table:table-cell>
          <table:table-cell table:style-name="t2.B5" office:value-type="string">
            <text:p text:style-name="P28">$2-63</text:p>
          </table:table-cell>
          <table:table-cell table:style-name="t2.B5" office:value-type="string">
            <text:p text:style-name="P28">$2-73</text:p>
          </table:table-cell>
          <table:table-cell table:style-name="t2.B5" office:value-type="string">
            <text:p text:style-name="P28">$2-83</text:p>
          </table:table-cell>
          <table:table-cell table:style-name="t2.B5" office:value-type="string">
            <text:p text:style-name="P28">$2-03</text:p>
          </table:table-cell>
          <table:table-cell table:style-name="t2.B5" office:value-type="string">
            <text:p text:style-name="P28">$2-13</text:p>
          </table:table-cell>
          <table:table-cell table:style-name="t2.B5" office:value-type="string">
            <text:p text:style-name="P28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7"><text:span text:style-name="T43">240</text:span> <text:span text:style-name="T43">мкЗв</text:span>/ч</text:p>
          </table:table-cell>
          <table:table-cell table:style-name="t2.B9" office:value-type="string">
            <text:p text:style-name="P28">$2-34</text:p>
          </table:table-cell>
          <table:table-cell table:style-name="t2.B9" office:value-type="string">
            <text:p text:style-name="P28">$2-44</text:p>
          </table:table-cell>
          <table:table-cell table:style-name="t2.B9" office:value-type="string">
            <text:p text:style-name="P28">$2-54</text:p>
          </table:table-cell>
          <table:table-cell table:style-name="t2.B9" office:value-type="string">
            <text:p text:style-name="P28">$2-64</text:p>
          </table:table-cell>
          <table:table-cell table:style-name="t2.B9" office:value-type="string">
            <text:p text:style-name="P28">$2-74</text:p>
          </table:table-cell>
          <table:table-cell table:style-name="t2.B9" office:value-type="string">
            <text:p text:style-name="P28">$2-84</text:p>
          </table:table-cell>
          <table:table-cell table:style-name="t2.B9" office:value-type="string">
            <text:p text:style-name="P28">$2-04</text:p>
          </table:table-cell>
          <table:table-cell table:style-name="t2.B9" office:value-type="string">
            <text:p text:style-name="P28">$2-14</text:p>
          </table:table-cell>
          <table:table-cell table:style-name="t2.B9" office:value-type="string">
            <text:p text:style-name="P28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7">Номер источ-ника</text:p>
          </table:table-cell>
          <table:table-cell table:style-name="t3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3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5">Фон, нЗв/ч</text:p>
          </table:table-cell>
          <table:table-cell table:style-name="t3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31">H</text:span><text:span text:style-name="T34">1</text:span></text:p>
          </table:table-cell>
          <table:table-cell table:style-name="t3.D3" office:value-type="string">
            <text:p text:style-name="P35"><text:span text:style-name="T6">H</text:span><text:span text:style-name="T34">2</text:span></text:p>
          </table:table-cell>
          <table:table-cell table:style-name="t3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7"><text:span text:style-name="T5">0,07</text:span> мкЗв/ч</text:p>
          </table:table-cell>
          <table:table-cell table:style-name="t3.B5" office:value-type="string">
            <text:p text:style-name="P28">$3-30</text:p>
          </table:table-cell>
          <table:table-cell table:style-name="t3.B5" office:value-type="string">
            <text:p text:style-name="P28">$3-40</text:p>
          </table:table-cell>
          <table:table-cell table:style-name="t3.B5" office:value-type="string">
            <text:p text:style-name="P28">$3-50</text:p>
          </table:table-cell>
          <table:table-cell table:style-name="t3.B5" office:value-type="string">
            <text:p text:style-name="P28">$3-60</text:p>
          </table:table-cell>
          <table:table-cell table:style-name="t3.B5" office:value-type="string">
            <text:p text:style-name="P28">$3-70</text:p>
          </table:table-cell>
          <table:table-cell table:style-name="t3.B5" office:value-type="string">
            <text:p text:style-name="P28">$3-80</text:p>
          </table:table-cell>
          <table:table-cell table:style-name="t3.B5" office:value-type="string">
            <text:p text:style-name="P28">$3-00</text:p>
          </table:table-cell>
          <table:table-cell table:style-name="t3.B5" office:value-type="string">
            <text:p text:style-name="P28">$3-10</text:p>
          </table:table-cell>
          <table:table-cell table:style-name="t3.B5" office:value-type="string">
            <text:p text:style-name="P28">$3-20</text:p>
          </table:table-cell>
          <table:table-cell table:style-name="t3.K5" table:number-rows-spanned="9" office:value-type="string">
            <text:p text:style-name="P27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7">0,7 мкЗв/ч</text:p>
          </table:table-cell>
          <table:table-cell table:style-name="t3.B5" office:value-type="string">
            <text:p text:style-name="P28">$3-31</text:p>
          </table:table-cell>
          <table:table-cell table:style-name="t3.B5" office:value-type="string">
            <text:p text:style-name="P28">$3-41</text:p>
          </table:table-cell>
          <table:table-cell table:style-name="t3.B5" office:value-type="string">
            <text:p text:style-name="P28">$3-51</text:p>
          </table:table-cell>
          <table:table-cell table:style-name="t3.B5" office:value-type="string">
            <text:p text:style-name="P28">$3-61</text:p>
          </table:table-cell>
          <table:table-cell table:style-name="t3.B5" office:value-type="string">
            <text:p text:style-name="P28">$3-71</text:p>
          </table:table-cell>
          <table:table-cell table:style-name="t3.B5" office:value-type="string">
            <text:p text:style-name="P28">$3-81</text:p>
          </table:table-cell>
          <table:table-cell table:style-name="t3.B5" office:value-type="string">
            <text:p text:style-name="P28">$3-01</text:p>
          </table:table-cell>
          <table:table-cell table:style-name="t3.B5" office:value-type="string">
            <text:p text:style-name="P28">$3-11</text:p>
          </table:table-cell>
          <table:table-cell table:style-name="t3.B5" office:value-type="string">
            <text:p text:style-name="P28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7">7 мкЗв/ч</text:p>
          </table:table-cell>
          <table:table-cell table:style-name="t3.B5" office:value-type="string">
            <text:p text:style-name="P28">$3-32</text:p>
          </table:table-cell>
          <table:table-cell table:style-name="t3.B5" office:value-type="string">
            <text:p text:style-name="P28">$3-42</text:p>
          </table:table-cell>
          <table:table-cell table:style-name="t3.B5" office:value-type="string">
            <text:p text:style-name="P28">$3-52</text:p>
          </table:table-cell>
          <table:table-cell table:style-name="t3.B5" office:value-type="string">
            <text:p text:style-name="P28">$3-62</text:p>
          </table:table-cell>
          <table:table-cell table:style-name="t3.B5" office:value-type="string">
            <text:p text:style-name="P28">$3-72</text:p>
          </table:table-cell>
          <table:table-cell table:style-name="t3.B5" office:value-type="string">
            <text:p text:style-name="P28">$3-82</text:p>
          </table:table-cell>
          <table:table-cell table:style-name="t3.B5" office:value-type="string">
            <text:p text:style-name="P28">$3-02</text:p>
          </table:table-cell>
          <table:table-cell table:style-name="t3.B5" office:value-type="string">
            <text:p text:style-name="P28">$3-12</text:p>
          </table:table-cell>
          <table:table-cell table:style-name="t3.B5" office:value-type="string">
            <text:p text:style-name="P28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7">70 мкЗв/ч</text:p>
          </table:table-cell>
          <table:table-cell table:style-name="t3.B5" office:value-type="string">
            <text:p text:style-name="P28">$3-33</text:p>
          </table:table-cell>
          <table:table-cell table:style-name="t3.B5" office:value-type="string">
            <text:p text:style-name="P28">$3-43</text:p>
          </table:table-cell>
          <table:table-cell table:style-name="t3.B5" office:value-type="string">
            <text:p text:style-name="P28">$3-53</text:p>
          </table:table-cell>
          <table:table-cell table:style-name="t3.B5" office:value-type="string">
            <text:p text:style-name="P28">$3-63</text:p>
          </table:table-cell>
          <table:table-cell table:style-name="t3.B5" office:value-type="string">
            <text:p text:style-name="P28">$3-73</text:p>
          </table:table-cell>
          <table:table-cell table:style-name="t3.B5" office:value-type="string">
            <text:p text:style-name="P28">$3-83</text:p>
          </table:table-cell>
          <table:table-cell table:style-name="t3.B5" office:value-type="string">
            <text:p text:style-name="P28">$3-03</text:p>
          </table:table-cell>
          <table:table-cell table:style-name="t3.B5" office:value-type="string">
            <text:p text:style-name="P28">$3-13</text:p>
          </table:table-cell>
          <table:table-cell table:style-name="t3.B5" office:value-type="string">
            <text:p text:style-name="P28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7">0.7 мЗв/ч</text:p>
          </table:table-cell>
          <table:table-cell table:style-name="t3.B5" office:value-type="string">
            <text:p text:style-name="P28">$3-34</text:p>
          </table:table-cell>
          <table:table-cell table:style-name="t3.B5" office:value-type="string">
            <text:p text:style-name="P28">$3-44</text:p>
          </table:table-cell>
          <table:table-cell table:style-name="t3.B5" office:value-type="string">
            <text:p text:style-name="P28">$3-54</text:p>
          </table:table-cell>
          <table:table-cell table:style-name="t3.B5" office:value-type="string">
            <text:p text:style-name="P28">$3-64</text:p>
          </table:table-cell>
          <table:table-cell table:style-name="t3.B5" office:value-type="string">
            <text:p text:style-name="P28">$3-74</text:p>
          </table:table-cell>
          <table:table-cell table:style-name="t3.B5" office:value-type="string">
            <text:p text:style-name="P28">$3-84</text:p>
          </table:table-cell>
          <table:table-cell table:style-name="t3.B5" office:value-type="string">
            <text:p text:style-name="P28">$3-04</text:p>
          </table:table-cell>
          <table:table-cell table:style-name="t3.B5" office:value-type="string">
            <text:p text:style-name="P28">$3-14</text:p>
          </table:table-cell>
          <table:table-cell table:style-name="t3.B5" office:value-type="string">
            <text:p text:style-name="P28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7">7,0 мЗв/ч</text:p>
          </table:table-cell>
          <table:table-cell table:style-name="t3.B5" office:value-type="string">
            <text:p text:style-name="P28">$3-35</text:p>
          </table:table-cell>
          <table:table-cell table:style-name="t3.B5" office:value-type="string">
            <text:p text:style-name="P28">$3-45</text:p>
          </table:table-cell>
          <table:table-cell table:style-name="t3.B5" office:value-type="string">
            <text:p text:style-name="P28">$3-55</text:p>
          </table:table-cell>
          <table:table-cell table:style-name="t3.B5" office:value-type="string">
            <text:p text:style-name="P28">$3-65</text:p>
          </table:table-cell>
          <table:table-cell table:style-name="t3.B5" office:value-type="string">
            <text:p text:style-name="P28">$3-75</text:p>
          </table:table-cell>
          <table:table-cell table:style-name="t3.B5" office:value-type="string">
            <text:p text:style-name="P28">$3-85</text:p>
          </table:table-cell>
          <table:table-cell table:style-name="t3.B5" office:value-type="string">
            <text:p text:style-name="P28">$3-05</text:p>
          </table:table-cell>
          <table:table-cell table:style-name="t3.B5" office:value-type="string">
            <text:p text:style-name="P28">$3-15</text:p>
          </table:table-cell>
          <table:table-cell table:style-name="t3.B5" office:value-type="string">
            <text:p text:style-name="P28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7">70 мЗв/ч</text:p>
          </table:table-cell>
          <table:table-cell table:style-name="t3.B5" office:value-type="string">
            <text:p text:style-name="P28">$3-36</text:p>
          </table:table-cell>
          <table:table-cell table:style-name="t3.B5" office:value-type="string">
            <text:p text:style-name="P28">$3-46</text:p>
          </table:table-cell>
          <table:table-cell table:style-name="t3.B5" office:value-type="string">
            <text:p text:style-name="P28">$3-56</text:p>
          </table:table-cell>
          <table:table-cell table:style-name="t3.B5" office:value-type="string">
            <text:p text:style-name="P28">$3-66</text:p>
          </table:table-cell>
          <table:table-cell table:style-name="t3.B5" office:value-type="string">
            <text:p text:style-name="P28">$3-76</text:p>
          </table:table-cell>
          <table:table-cell table:style-name="t3.B5" office:value-type="string">
            <text:p text:style-name="P28">$3-86</text:p>
          </table:table-cell>
          <table:table-cell table:style-name="t3.B5" office:value-type="string">
            <text:p text:style-name="P28">$3-06</text:p>
          </table:table-cell>
          <table:table-cell table:style-name="t3.B5" office:value-type="string">
            <text:p text:style-name="P28">$3-16</text:p>
          </table:table-cell>
          <table:table-cell table:style-name="t3.B5" office:value-type="string">
            <text:p text:style-name="P28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7"><text:span text:style-name="T43">0,7</text:span> Зв/ч</text:p>
          </table:table-cell>
          <table:table-cell table:style-name="t3.B5" office:value-type="string">
            <text:p text:style-name="P28">$3-37</text:p>
          </table:table-cell>
          <table:table-cell table:style-name="t3.B5" office:value-type="string">
            <text:p text:style-name="P28">$3-47</text:p>
          </table:table-cell>
          <table:table-cell table:style-name="t3.B5" office:value-type="string">
            <text:p text:style-name="P28">$3-57</text:p>
          </table:table-cell>
          <table:table-cell table:style-name="t3.B5" office:value-type="string">
            <text:p text:style-name="P28">$3-67</text:p>
          </table:table-cell>
          <table:table-cell table:style-name="t3.B5" office:value-type="string">
            <text:p text:style-name="P28">$3-77</text:p>
          </table:table-cell>
          <table:table-cell table:style-name="t3.B5" office:value-type="string">
            <text:p text:style-name="P28">$3-87</text:p>
          </table:table-cell>
          <table:table-cell table:style-name="t3.B5" office:value-type="string">
            <text:p text:style-name="P28">$3-07</text:p>
          </table:table-cell>
          <table:table-cell table:style-name="t3.B5" office:value-type="string">
            <text:p text:style-name="P28">$3-17</text:p>
          </table:table-cell>
          <table:table-cell table:style-name="t3.B5" office:value-type="string">
            <text:p text:style-name="P28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7">7 Зв/ч</text:p>
          </table:table-cell>
          <table:table-cell table:style-name="t3.B13" office:value-type="string">
            <text:p text:style-name="P28">$3-38</text:p>
          </table:table-cell>
          <table:table-cell table:style-name="t3.B13" office:value-type="string">
            <text:p text:style-name="P28">$3-48</text:p>
          </table:table-cell>
          <table:table-cell table:style-name="t3.B13" office:value-type="string">
            <text:p text:style-name="P28">$3-58</text:p>
          </table:table-cell>
          <table:table-cell table:style-name="t3.B13" office:value-type="string">
            <text:p text:style-name="P28">$3-68</text:p>
          </table:table-cell>
          <table:table-cell table:style-name="t3.B13" office:value-type="string">
            <text:p text:style-name="P28">$3-78</text:p>
          </table:table-cell>
          <table:table-cell table:style-name="t3.B13" office:value-type="string">
            <text:p text:style-name="P28">$3-88</text:p>
          </table:table-cell>
          <table:table-cell table:style-name="t3.B13" office:value-type="string">
            <text:p text:style-name="P28">$3-08</text:p>
          </table:table-cell>
          <table:table-cell table:style-name="t3.B13" office:value-type="string">
            <text:p text:style-name="P28">$3-18</text:p>
          </table:table-cell>
          <table:table-cell table:style-name="t3.B13" office:value-type="string">
            <text:p text:style-name="P28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7">Номер источ-ника</text:p>
          </table:table-cell>
          <table:table-cell table:style-name="t4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4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5">Фон, нЗв/ч</text:p>
          </table:table-cell>
          <table:table-cell table:style-name="t4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31">H</text:span><text:span text:style-name="T34">1</text:span></text:p>
          </table:table-cell>
          <table:table-cell table:style-name="t4.D3" office:value-type="string">
            <text:p text:style-name="P35"><text:span text:style-name="T6">H</text:span><text:span text:style-name="T34">2</text:span></text:p>
          </table:table-cell>
          <table:table-cell table:style-name="t4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7"><text:span text:style-name="T5">0,07</text:span> мкЗв/ч</text:p>
          </table:table-cell>
          <table:table-cell table:style-name="t4.B5" office:value-type="string">
            <text:p text:style-name="P28">$4-30</text:p>
          </table:table-cell>
          <table:table-cell table:style-name="t4.B5" office:value-type="string">
            <text:p text:style-name="P28">$4-40</text:p>
          </table:table-cell>
          <table:table-cell table:style-name="t4.B5" office:value-type="string">
            <text:p text:style-name="P28">$4-50</text:p>
          </table:table-cell>
          <table:table-cell table:style-name="t4.B5" office:value-type="string">
            <text:p text:style-name="P28">$4-60</text:p>
          </table:table-cell>
          <table:table-cell table:style-name="t4.B5" office:value-type="string">
            <text:p text:style-name="P28">$4-70</text:p>
          </table:table-cell>
          <table:table-cell table:style-name="t4.B5" office:value-type="string">
            <text:p text:style-name="P28">$4-80</text:p>
          </table:table-cell>
          <table:table-cell table:style-name="t4.B5" office:value-type="string">
            <text:p text:style-name="P28">$4-00</text:p>
          </table:table-cell>
          <table:table-cell table:style-name="t4.B5" office:value-type="string">
            <text:p text:style-name="P28">$4-10</text:p>
          </table:table-cell>
          <table:table-cell table:style-name="t4.B5" office:value-type="string">
            <text:p text:style-name="P28">$4-20</text:p>
          </table:table-cell>
          <table:table-cell table:style-name="t4.K5" table:number-rows-spanned="5" office:value-type="string">
            <text:p text:style-name="P27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7">0,7 мкЗв/ч</text:p>
          </table:table-cell>
          <table:table-cell table:style-name="t4.B5" office:value-type="string">
            <text:p text:style-name="P28">$4-31</text:p>
          </table:table-cell>
          <table:table-cell table:style-name="t4.B5" office:value-type="string">
            <text:p text:style-name="P28">$4-41</text:p>
          </table:table-cell>
          <table:table-cell table:style-name="t4.B5" office:value-type="string">
            <text:p text:style-name="P28">$4-51</text:p>
          </table:table-cell>
          <table:table-cell table:style-name="t4.B5" office:value-type="string">
            <text:p text:style-name="P28">$4-61</text:p>
          </table:table-cell>
          <table:table-cell table:style-name="t4.B5" office:value-type="string">
            <text:p text:style-name="P28">$4-71</text:p>
          </table:table-cell>
          <table:table-cell table:style-name="t4.B5" office:value-type="string">
            <text:p text:style-name="P28">$4-81</text:p>
          </table:table-cell>
          <table:table-cell table:style-name="t4.B5" office:value-type="string">
            <text:p text:style-name="P28">$4-01</text:p>
          </table:table-cell>
          <table:table-cell table:style-name="t4.B5" office:value-type="string">
            <text:p text:style-name="P28">$4-11</text:p>
          </table:table-cell>
          <table:table-cell table:style-name="t4.B5" office:value-type="string">
            <text:p text:style-name="P28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7">7 мкЗв/ч</text:p>
          </table:table-cell>
          <table:table-cell table:style-name="t4.B5" office:value-type="string">
            <text:p text:style-name="P28">$4-32</text:p>
          </table:table-cell>
          <table:table-cell table:style-name="t4.B5" office:value-type="string">
            <text:p text:style-name="P28">$4-42</text:p>
          </table:table-cell>
          <table:table-cell table:style-name="t4.B5" office:value-type="string">
            <text:p text:style-name="P28">$4-52</text:p>
          </table:table-cell>
          <table:table-cell table:style-name="t4.B5" office:value-type="string">
            <text:p text:style-name="P28">$4-62</text:p>
          </table:table-cell>
          <table:table-cell table:style-name="t4.B5" office:value-type="string">
            <text:p text:style-name="P28">$4-72</text:p>
          </table:table-cell>
          <table:table-cell table:style-name="t4.B5" office:value-type="string">
            <text:p text:style-name="P28">$4-82</text:p>
          </table:table-cell>
          <table:table-cell table:style-name="t4.B5" office:value-type="string">
            <text:p text:style-name="P28">$4-02</text:p>
          </table:table-cell>
          <table:table-cell table:style-name="t4.B5" office:value-type="string">
            <text:p text:style-name="P28">$4-12</text:p>
          </table:table-cell>
          <table:table-cell table:style-name="t4.B5" office:value-type="string">
            <text:p text:style-name="P28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7">70 мкЗв/ч</text:p>
          </table:table-cell>
          <table:table-cell table:style-name="t4.B5" office:value-type="string">
            <text:p text:style-name="P28">$4-33</text:p>
          </table:table-cell>
          <table:table-cell table:style-name="t4.B5" office:value-type="string">
            <text:p text:style-name="P28">$4-43</text:p>
          </table:table-cell>
          <table:table-cell table:style-name="t4.B5" office:value-type="string">
            <text:p text:style-name="P28">$4-53</text:p>
          </table:table-cell>
          <table:table-cell table:style-name="t4.B5" office:value-type="string">
            <text:p text:style-name="P28">$4-63</text:p>
          </table:table-cell>
          <table:table-cell table:style-name="t4.B5" office:value-type="string">
            <text:p text:style-name="P28">$4-73</text:p>
          </table:table-cell>
          <table:table-cell table:style-name="t4.B5" office:value-type="string">
            <text:p text:style-name="P28">$4-83</text:p>
          </table:table-cell>
          <table:table-cell table:style-name="t4.B5" office:value-type="string">
            <text:p text:style-name="P28">$4-03</text:p>
          </table:table-cell>
          <table:table-cell table:style-name="t4.B5" office:value-type="string">
            <text:p text:style-name="P28">$4-13</text:p>
          </table:table-cell>
          <table:table-cell table:style-name="t4.B5" office:value-type="string">
            <text:p text:style-name="P28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7">240 мкЗв/ч</text:p>
          </table:table-cell>
          <table:table-cell table:style-name="t4.B9" office:value-type="string">
            <text:p text:style-name="P28">$4-34</text:p>
          </table:table-cell>
          <table:table-cell table:style-name="t4.B9" office:value-type="string">
            <text:p text:style-name="P28">$4-44</text:p>
          </table:table-cell>
          <table:table-cell table:style-name="t4.B9" office:value-type="string">
            <text:p text:style-name="P28">$4-54</text:p>
          </table:table-cell>
          <table:table-cell table:style-name="t4.B9" office:value-type="string">
            <text:p text:style-name="P28">$4-64</text:p>
          </table:table-cell>
          <table:table-cell table:style-name="t4.B9" office:value-type="string">
            <text:p text:style-name="P28">$4-74</text:p>
          </table:table-cell>
          <table:table-cell table:style-name="t4.B9" office:value-type="string">
            <text:p text:style-name="P28">$4-84</text:p>
          </table:table-cell>
          <table:table-cell table:style-name="t4.B9" office:value-type="string">
            <text:p text:style-name="P28">$4-04</text:p>
          </table:table-cell>
          <table:table-cell table:style-name="t4.B9" office:value-type="string">
            <text:p text:style-name="P28">$4-14</text:p>
          </table:table-cell>
          <table:table-cell table:style-name="t4.B9" office:value-type="string">
            <text:p text:style-name="P28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7">Номер источ-ника</text:p>
          </table:table-cell>
          <table:table-cell table:style-name="t5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5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5">Фон, нЗв/ч</text:p>
          </table:table-cell>
          <table:table-cell table:style-name="t5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31">H</text:span><text:span text:style-name="T34">1</text:span></text:p>
          </table:table-cell>
          <table:table-cell table:style-name="t5.D3" office:value-type="string">
            <text:p text:style-name="P35"><text:span text:style-name="T6">H</text:span><text:span text:style-name="T34">2</text:span></text:p>
          </table:table-cell>
          <table:table-cell table:style-name="t5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7"><text:span text:style-name="T5">0,07</text:span> мкЗв/ч</text:p>
          </table:table-cell>
          <table:table-cell table:style-name="t5.B5" office:value-type="string">
            <text:p text:style-name="P28">$5-30</text:p>
          </table:table-cell>
          <table:table-cell table:style-name="t5.B5" office:value-type="string">
            <text:p text:style-name="P28">$5-40</text:p>
          </table:table-cell>
          <table:table-cell table:style-name="t5.B5" office:value-type="string">
            <text:p text:style-name="P28">$5-50</text:p>
          </table:table-cell>
          <table:table-cell table:style-name="t5.B5" office:value-type="string">
            <text:p text:style-name="P28">$5-60</text:p>
          </table:table-cell>
          <table:table-cell table:style-name="t5.B5" office:value-type="string">
            <text:p text:style-name="P28">$5-70</text:p>
          </table:table-cell>
          <table:table-cell table:style-name="t5.B5" office:value-type="string">
            <text:p text:style-name="P28">$5-80</text:p>
          </table:table-cell>
          <table:table-cell table:style-name="t5.B5" office:value-type="string">
            <text:p text:style-name="P28">$5-00</text:p>
          </table:table-cell>
          <table:table-cell table:style-name="t5.B5" office:value-type="string">
            <text:p text:style-name="P28">$5-10</text:p>
          </table:table-cell>
          <table:table-cell table:style-name="t5.B5" office:value-type="string">
            <text:p text:style-name="P28">$5-20</text:p>
          </table:table-cell>
          <table:table-cell table:style-name="t5.K5" table:number-rows-spanned="4" office:value-type="string">
            <text:p text:style-name="P27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7">0,7 мкЗв/ч</text:p>
          </table:table-cell>
          <table:table-cell table:style-name="t5.B5" office:value-type="string">
            <text:p text:style-name="P28">$5-31</text:p>
          </table:table-cell>
          <table:table-cell table:style-name="t5.B5" office:value-type="string">
            <text:p text:style-name="P28">$5-41</text:p>
          </table:table-cell>
          <table:table-cell table:style-name="t5.B5" office:value-type="string">
            <text:p text:style-name="P28">$5-51</text:p>
          </table:table-cell>
          <table:table-cell table:style-name="t5.B5" office:value-type="string">
            <text:p text:style-name="P28">$5-61</text:p>
          </table:table-cell>
          <table:table-cell table:style-name="t5.B5" office:value-type="string">
            <text:p text:style-name="P28">$5-71</text:p>
          </table:table-cell>
          <table:table-cell table:style-name="t5.B5" office:value-type="string">
            <text:p text:style-name="P28">$5-81</text:p>
          </table:table-cell>
          <table:table-cell table:style-name="t5.B5" office:value-type="string">
            <text:p text:style-name="P28">$5-01</text:p>
          </table:table-cell>
          <table:table-cell table:style-name="t5.B5" office:value-type="string">
            <text:p text:style-name="P28">$5-11</text:p>
          </table:table-cell>
          <table:table-cell table:style-name="t5.B5" office:value-type="string">
            <text:p text:style-name="P28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7">7 мкЗв/ч</text:p>
          </table:table-cell>
          <table:table-cell table:style-name="t5.B5" office:value-type="string">
            <text:p text:style-name="P28">$5-32</text:p>
          </table:table-cell>
          <table:table-cell table:style-name="t5.B5" office:value-type="string">
            <text:p text:style-name="P28">$5-42</text:p>
          </table:table-cell>
          <table:table-cell table:style-name="t5.B5" office:value-type="string">
            <text:p text:style-name="P28">$5-52</text:p>
          </table:table-cell>
          <table:table-cell table:style-name="t5.B5" office:value-type="string">
            <text:p text:style-name="P28">$5-62</text:p>
          </table:table-cell>
          <table:table-cell table:style-name="t5.B5" office:value-type="string">
            <text:p text:style-name="P28">$5-72</text:p>
          </table:table-cell>
          <table:table-cell table:style-name="t5.B5" office:value-type="string">
            <text:p text:style-name="P28">$5-82</text:p>
          </table:table-cell>
          <table:table-cell table:style-name="t5.B5" office:value-type="string">
            <text:p text:style-name="P28">$5-02</text:p>
          </table:table-cell>
          <table:table-cell table:style-name="t5.B5" office:value-type="string">
            <text:p text:style-name="P28">$5-12</text:p>
          </table:table-cell>
          <table:table-cell table:style-name="t5.B5" office:value-type="string">
            <text:p text:style-name="P28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7">70 мкЗв/ч</text:p>
          </table:table-cell>
          <table:table-cell table:style-name="t5.B8" office:value-type="string">
            <text:p text:style-name="P28">$5-33</text:p>
          </table:table-cell>
          <table:table-cell table:style-name="t5.B8" office:value-type="string">
            <text:p text:style-name="P28">$5-43</text:p>
          </table:table-cell>
          <table:table-cell table:style-name="t5.B8" office:value-type="string">
            <text:p text:style-name="P28">$5-53</text:p>
          </table:table-cell>
          <table:table-cell table:style-name="t5.B8" office:value-type="string">
            <text:p text:style-name="P28">$5-63</text:p>
          </table:table-cell>
          <table:table-cell table:style-name="t5.B8" office:value-type="string">
            <text:p text:style-name="P28">$5-73</text:p>
          </table:table-cell>
          <table:table-cell table:style-name="t5.B8" office:value-type="string">
            <text:p text:style-name="P28">$5-83</text:p>
          </table:table-cell>
          <table:table-cell table:style-name="t5.B8" office:value-type="string">
            <text:p text:style-name="P28">$5-03</text:p>
          </table:table-cell>
          <table:table-cell table:style-name="t5.B8" office:value-type="string">
            <text:p text:style-name="P28">$5-13</text:p>
          </table:table-cell>
          <table:table-cell table:style-name="t5.B8" office:value-type="string">
            <text:p text:style-name="P2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7">Номер источ-ника</text:p>
          </table:table-cell>
          <table:table-cell table:style-name="t6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6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5">Фон, нЗв/ч</text:p>
          </table:table-cell>
          <table:table-cell table:style-name="t6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31">H</text:span><text:span text:style-name="T34">1</text:span></text:p>
          </table:table-cell>
          <table:table-cell table:style-name="t6.D3" office:value-type="string">
            <text:p text:style-name="P35"><text:span text:style-name="T6">H</text:span><text:span text:style-name="T34">2</text:span></text:p>
          </table:table-cell>
          <table:table-cell table:style-name="t6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7"><text:span text:style-name="T5">7,0</text:span> мЗв/ч</text:p>
          </table:table-cell>
          <table:table-cell table:style-name="t6.B5" office:value-type="string">
            <text:p text:style-name="P28">$6-30</text:p>
          </table:table-cell>
          <table:table-cell table:style-name="t6.B5" office:value-type="string">
            <text:p text:style-name="P28">$6-40</text:p>
          </table:table-cell>
          <table:table-cell table:style-name="t6.B5" office:value-type="string">
            <text:p text:style-name="P28">$6-50</text:p>
          </table:table-cell>
          <table:table-cell table:style-name="t6.B5" office:value-type="string">
            <text:p text:style-name="P28">$6-60</text:p>
          </table:table-cell>
          <table:table-cell table:style-name="t6.B5" office:value-type="string">
            <text:p text:style-name="P28">$6-70</text:p>
          </table:table-cell>
          <table:table-cell table:style-name="t6.B5" office:value-type="string">
            <text:p text:style-name="P28">$6-80</text:p>
          </table:table-cell>
          <table:table-cell table:style-name="t6.B5" office:value-type="string">
            <text:p text:style-name="P28">$6-00</text:p>
          </table:table-cell>
          <table:table-cell table:style-name="t6.B5" office:value-type="string">
            <text:p text:style-name="P28">$6-10</text:p>
          </table:table-cell>
          <table:table-cell table:style-name="t6.B5" office:value-type="string">
            <text:p text:style-name="P28">$6-20</text:p>
          </table:table-cell>
          <table:table-cell table:style-name="t6.K5" table:number-rows-spanned="5" office:value-type="string">
            <text:p text:style-name="P27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7">7<text:span text:style-name="T5">0</text:span> мЗв/ч</text:p>
          </table:table-cell>
          <table:table-cell table:style-name="t6.B5" office:value-type="string">
            <text:p text:style-name="P28">$6-31</text:p>
          </table:table-cell>
          <table:table-cell table:style-name="t6.B5" office:value-type="string">
            <text:p text:style-name="P28">$6-41</text:p>
          </table:table-cell>
          <table:table-cell table:style-name="t6.B5" office:value-type="string">
            <text:p text:style-name="P28">$6-51</text:p>
          </table:table-cell>
          <table:table-cell table:style-name="t6.B5" office:value-type="string">
            <text:p text:style-name="P28">$6-61</text:p>
          </table:table-cell>
          <table:table-cell table:style-name="t6.B5" office:value-type="string">
            <text:p text:style-name="P28">$6-71</text:p>
          </table:table-cell>
          <table:table-cell table:style-name="t6.B5" office:value-type="string">
            <text:p text:style-name="P28">$6-81</text:p>
          </table:table-cell>
          <table:table-cell table:style-name="t6.B5" office:value-type="string">
            <text:p text:style-name="P28">$6-01</text:p>
          </table:table-cell>
          <table:table-cell table:style-name="t6.B5" office:value-type="string">
            <text:p text:style-name="P28">$6-11</text:p>
          </table:table-cell>
          <table:table-cell table:style-name="t6.B5" office:value-type="string">
            <text:p text:style-name="P28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7"><text:span text:style-name="T5">0,</text:span>7 Зв/ч</text:p>
          </table:table-cell>
          <table:table-cell table:style-name="t6.B5" office:value-type="string">
            <text:p text:style-name="P28">$6-32</text:p>
          </table:table-cell>
          <table:table-cell table:style-name="t6.B5" office:value-type="string">
            <text:p text:style-name="P28">$6-42</text:p>
          </table:table-cell>
          <table:table-cell table:style-name="t6.B5" office:value-type="string">
            <text:p text:style-name="P28">$6-52</text:p>
          </table:table-cell>
          <table:table-cell table:style-name="t6.B5" office:value-type="string">
            <text:p text:style-name="P28">$6-62</text:p>
          </table:table-cell>
          <table:table-cell table:style-name="t6.B5" office:value-type="string">
            <text:p text:style-name="P28">$6-72</text:p>
          </table:table-cell>
          <table:table-cell table:style-name="t6.B5" office:value-type="string">
            <text:p text:style-name="P28">$6-82</text:p>
          </table:table-cell>
          <table:table-cell table:style-name="t6.B5" office:value-type="string">
            <text:p text:style-name="P28">$6-02</text:p>
          </table:table-cell>
          <table:table-cell table:style-name="t6.B5" office:value-type="string">
            <text:p text:style-name="P28">$6-12</text:p>
          </table:table-cell>
          <table:table-cell table:style-name="t6.B5" office:value-type="string">
            <text:p text:style-name="P28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7">7 Зв/ч</text:p>
          </table:table-cell>
          <table:table-cell table:style-name="t6.B5" office:value-type="string">
            <text:p text:style-name="P28">$6-33</text:p>
          </table:table-cell>
          <table:table-cell table:style-name="t6.B5" office:value-type="string">
            <text:p text:style-name="P28">$6-43</text:p>
          </table:table-cell>
          <table:table-cell table:style-name="t6.B5" office:value-type="string">
            <text:p text:style-name="P28">$6-53</text:p>
          </table:table-cell>
          <table:table-cell table:style-name="t6.B5" office:value-type="string">
            <text:p text:style-name="P28">$6-63</text:p>
          </table:table-cell>
          <table:table-cell table:style-name="t6.B5" office:value-type="string">
            <text:p text:style-name="P28">$6-73</text:p>
          </table:table-cell>
          <table:table-cell table:style-name="t6.B5" office:value-type="string">
            <text:p text:style-name="P28">$6-83</text:p>
          </table:table-cell>
          <table:table-cell table:style-name="t6.B5" office:value-type="string">
            <text:p text:style-name="P28">$6-03</text:p>
          </table:table-cell>
          <table:table-cell table:style-name="t6.B5" office:value-type="string">
            <text:p text:style-name="P28">$6-13</text:p>
          </table:table-cell>
          <table:table-cell table:style-name="t6.B5" office:value-type="string">
            <text:p text:style-name="P28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7"><text:span text:style-name="T5">40</text:span> Зв/ч</text:p>
          </table:table-cell>
          <table:table-cell table:style-name="t6.B9" office:value-type="string">
            <text:p text:style-name="P28">$6-34</text:p>
          </table:table-cell>
          <table:table-cell table:style-name="t6.B9" office:value-type="string">
            <text:p text:style-name="P28">$6-44</text:p>
          </table:table-cell>
          <table:table-cell table:style-name="t6.B9" office:value-type="string">
            <text:p text:style-name="P28">$6-54</text:p>
          </table:table-cell>
          <table:table-cell table:style-name="t6.B9" office:value-type="string">
            <text:p text:style-name="P28">$6-64</text:p>
          </table:table-cell>
          <table:table-cell table:style-name="t6.B9" office:value-type="string">
            <text:p text:style-name="P28">$6-74</text:p>
          </table:table-cell>
          <table:table-cell table:style-name="t6.B9" office:value-type="string">
            <text:p text:style-name="P28">$6-84</text:p>
          </table:table-cell>
          <table:table-cell table:style-name="t6.B9" office:value-type="string">
            <text:p text:style-name="P28">$6-04</text:p>
          </table:table-cell>
          <table:table-cell table:style-name="t6.B9" office:value-type="string">
            <text:p text:style-name="P28">$6-14</text:p>
          </table:table-cell>
          <table:table-cell table:style-name="t6.B9" office:value-type="string">
            <text:p text:style-name="P28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7">Номер источ-ника</text:p>
          </table:table-cell>
          <table:table-cell table:style-name="t7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7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5">Фон, нЗв/ч</text:p>
          </table:table-cell>
          <table:table-cell table:style-name="t7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31">H</text:span><text:span text:style-name="T34">1</text:span></text:p>
          </table:table-cell>
          <table:table-cell table:style-name="t7.D3" office:value-type="string">
            <text:p text:style-name="P35"><text:span text:style-name="T6">H</text:span><text:span text:style-name="T34">2</text:span></text:p>
          </table:table-cell>
          <table:table-cell table:style-name="t7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7"><text:span text:style-name="T43">0,07</text:span> мкЗв/ч</text:p>
          </table:table-cell>
          <table:table-cell table:style-name="t7.B5" office:value-type="string">
            <text:p text:style-name="P28">$7-30</text:p>
          </table:table-cell>
          <table:table-cell table:style-name="t7.B5" office:value-type="string">
            <text:p text:style-name="P28">$7-40</text:p>
          </table:table-cell>
          <table:table-cell table:style-name="t7.B5" office:value-type="string">
            <text:p text:style-name="P28">$7-50</text:p>
          </table:table-cell>
          <table:table-cell table:style-name="t7.B5" office:value-type="string">
            <text:p text:style-name="P28">$7-60</text:p>
          </table:table-cell>
          <table:table-cell table:style-name="t7.B5" office:value-type="string">
            <text:p text:style-name="P28">$7-70</text:p>
          </table:table-cell>
          <table:table-cell table:style-name="t7.B5" office:value-type="string">
            <text:p text:style-name="P28">$7-80</text:p>
          </table:table-cell>
          <table:table-cell table:style-name="t7.B5" office:value-type="string">
            <text:p text:style-name="P28">$7-00</text:p>
          </table:table-cell>
          <table:table-cell table:style-name="t7.B5" office:value-type="string">
            <text:p text:style-name="P28">$7-10</text:p>
          </table:table-cell>
          <table:table-cell table:style-name="t7.B5" office:value-type="string">
            <text:p text:style-name="P28">$7-20</text:p>
          </table:table-cell>
          <table:table-cell table:style-name="t7.K5" table:number-rows-spanned="8" office:value-type="string">
            <text:p text:style-name="P27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7">0,7 мкЗв/ч</text:p>
          </table:table-cell>
          <table:table-cell table:style-name="t7.B5" office:value-type="string">
            <text:p text:style-name="P28">$7-31</text:p>
          </table:table-cell>
          <table:table-cell table:style-name="t7.B5" office:value-type="string">
            <text:p text:style-name="P28">$7-41</text:p>
          </table:table-cell>
          <table:table-cell table:style-name="t7.B5" office:value-type="string">
            <text:p text:style-name="P28">$7-51</text:p>
          </table:table-cell>
          <table:table-cell table:style-name="t7.B5" office:value-type="string">
            <text:p text:style-name="P28">$7-61</text:p>
          </table:table-cell>
          <table:table-cell table:style-name="t7.B5" office:value-type="string">
            <text:p text:style-name="P28">$7-71</text:p>
          </table:table-cell>
          <table:table-cell table:style-name="t7.B5" office:value-type="string">
            <text:p text:style-name="P28">$7-81</text:p>
          </table:table-cell>
          <table:table-cell table:style-name="t7.B5" office:value-type="string">
            <text:p text:style-name="P28">$7-01</text:p>
          </table:table-cell>
          <table:table-cell table:style-name="t7.B5" office:value-type="string">
            <text:p text:style-name="P28">$7-11</text:p>
          </table:table-cell>
          <table:table-cell table:style-name="t7.B5" office:value-type="string">
            <text:p text:style-name="P28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7">7 мкЗв/ч</text:p>
          </table:table-cell>
          <table:table-cell table:style-name="t7.B5" office:value-type="string">
            <text:p text:style-name="P28">$7-32</text:p>
          </table:table-cell>
          <table:table-cell table:style-name="t7.B5" office:value-type="string">
            <text:p text:style-name="P28">$7-42</text:p>
          </table:table-cell>
          <table:table-cell table:style-name="t7.B5" office:value-type="string">
            <text:p text:style-name="P28">$7-52</text:p>
          </table:table-cell>
          <table:table-cell table:style-name="t7.B5" office:value-type="string">
            <text:p text:style-name="P28">$7-62</text:p>
          </table:table-cell>
          <table:table-cell table:style-name="t7.B5" office:value-type="string">
            <text:p text:style-name="P28">$7-72</text:p>
          </table:table-cell>
          <table:table-cell table:style-name="t7.B5" office:value-type="string">
            <text:p text:style-name="P28">$7-82</text:p>
          </table:table-cell>
          <table:table-cell table:style-name="t7.B5" office:value-type="string">
            <text:p text:style-name="P28">$7-02</text:p>
          </table:table-cell>
          <table:table-cell table:style-name="t7.B5" office:value-type="string">
            <text:p text:style-name="P28">$7-12</text:p>
          </table:table-cell>
          <table:table-cell table:style-name="t7.B5" office:value-type="string">
            <text:p text:style-name="P28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7">70 мкЗв/ч</text:p>
          </table:table-cell>
          <table:table-cell table:style-name="t7.B5" office:value-type="string">
            <text:p text:style-name="P28">$7-33</text:p>
          </table:table-cell>
          <table:table-cell table:style-name="t7.B5" office:value-type="string">
            <text:p text:style-name="P28">$7-43</text:p>
          </table:table-cell>
          <table:table-cell table:style-name="t7.B5" office:value-type="string">
            <text:p text:style-name="P28">$7-53</text:p>
          </table:table-cell>
          <table:table-cell table:style-name="t7.B5" office:value-type="string">
            <text:p text:style-name="P28">$7-63</text:p>
          </table:table-cell>
          <table:table-cell table:style-name="t7.B5" office:value-type="string">
            <text:p text:style-name="P28">$7-73</text:p>
          </table:table-cell>
          <table:table-cell table:style-name="t7.B5" office:value-type="string">
            <text:p text:style-name="P28">$7-83</text:p>
          </table:table-cell>
          <table:table-cell table:style-name="t7.B5" office:value-type="string">
            <text:p text:style-name="P28">$7-03</text:p>
          </table:table-cell>
          <table:table-cell table:style-name="t7.B5" office:value-type="string">
            <text:p text:style-name="P28">$7-13</text:p>
          </table:table-cell>
          <table:table-cell table:style-name="t7.B5" office:value-type="string">
            <text:p text:style-name="P28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7">0.7 мЗв/ч</text:p>
          </table:table-cell>
          <table:table-cell table:style-name="t7.B5" office:value-type="string">
            <text:p text:style-name="P28">$7-34</text:p>
          </table:table-cell>
          <table:table-cell table:style-name="t7.B5" office:value-type="string">
            <text:p text:style-name="P28">$7-44</text:p>
          </table:table-cell>
          <table:table-cell table:style-name="t7.B5" office:value-type="string">
            <text:p text:style-name="P28">$7-54</text:p>
          </table:table-cell>
          <table:table-cell table:style-name="t7.B5" office:value-type="string">
            <text:p text:style-name="P28">$7-64</text:p>
          </table:table-cell>
          <table:table-cell table:style-name="t7.B5" office:value-type="string">
            <text:p text:style-name="P28">$7-74</text:p>
          </table:table-cell>
          <table:table-cell table:style-name="t7.B5" office:value-type="string">
            <text:p text:style-name="P28">$7-84</text:p>
          </table:table-cell>
          <table:table-cell table:style-name="t7.B5" office:value-type="string">
            <text:p text:style-name="P28">$7-04</text:p>
          </table:table-cell>
          <table:table-cell table:style-name="t7.B5" office:value-type="string">
            <text:p text:style-name="P28">$7-14</text:p>
          </table:table-cell>
          <table:table-cell table:style-name="t7.B5" office:value-type="string">
            <text:p text:style-name="P28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7">7,0 мЗв/ч</text:p>
          </table:table-cell>
          <table:table-cell table:style-name="t7.B5" office:value-type="string">
            <text:p text:style-name="P28">$7-35</text:p>
          </table:table-cell>
          <table:table-cell table:style-name="t7.B5" office:value-type="string">
            <text:p text:style-name="P28">$7-45</text:p>
          </table:table-cell>
          <table:table-cell table:style-name="t7.B5" office:value-type="string">
            <text:p text:style-name="P28">$7-55</text:p>
          </table:table-cell>
          <table:table-cell table:style-name="t7.B5" office:value-type="string">
            <text:p text:style-name="P28">$7-65</text:p>
          </table:table-cell>
          <table:table-cell table:style-name="t7.B5" office:value-type="string">
            <text:p text:style-name="P28">$7-75</text:p>
          </table:table-cell>
          <table:table-cell table:style-name="t7.B5" office:value-type="string">
            <text:p text:style-name="P28">$7-85</text:p>
          </table:table-cell>
          <table:table-cell table:style-name="t7.B5" office:value-type="string">
            <text:p text:style-name="P28">$7-05</text:p>
          </table:table-cell>
          <table:table-cell table:style-name="t7.B5" office:value-type="string">
            <text:p text:style-name="P28">$7-15</text:p>
          </table:table-cell>
          <table:table-cell table:style-name="t7.B5" office:value-type="string">
            <text:p text:style-name="P28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7">70 мЗв/ч</text:p>
          </table:table-cell>
          <table:table-cell table:style-name="t7.B5" office:value-type="string">
            <text:p text:style-name="P28">$7-36</text:p>
          </table:table-cell>
          <table:table-cell table:style-name="t7.B5" office:value-type="string">
            <text:p text:style-name="P28">$7-46</text:p>
          </table:table-cell>
          <table:table-cell table:style-name="t7.B5" office:value-type="string">
            <text:p text:style-name="P28">$7-56</text:p>
          </table:table-cell>
          <table:table-cell table:style-name="t7.B5" office:value-type="string">
            <text:p text:style-name="P28">$7-66</text:p>
          </table:table-cell>
          <table:table-cell table:style-name="t7.B5" office:value-type="string">
            <text:p text:style-name="P28">$7-76</text:p>
          </table:table-cell>
          <table:table-cell table:style-name="t7.B5" office:value-type="string">
            <text:p text:style-name="P28">$7-86</text:p>
          </table:table-cell>
          <table:table-cell table:style-name="t7.B5" office:value-type="string">
            <text:p text:style-name="P28">$7-06</text:p>
          </table:table-cell>
          <table:table-cell table:style-name="t7.B5" office:value-type="string">
            <text:p text:style-name="P28">$7-16</text:p>
          </table:table-cell>
          <table:table-cell table:style-name="t7.B5" office:value-type="string">
            <text:p text:style-name="P28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7">0,7 Зв/ч</text:p>
          </table:table-cell>
          <table:table-cell table:style-name="t7.B12" office:value-type="string">
            <text:p text:style-name="P28">$7-37</text:p>
          </table:table-cell>
          <table:table-cell table:style-name="t7.B12" office:value-type="string">
            <text:p text:style-name="P28">$7-47</text:p>
          </table:table-cell>
          <table:table-cell table:style-name="t7.B12" office:value-type="string">
            <text:p text:style-name="P28">$7-57</text:p>
          </table:table-cell>
          <table:table-cell table:style-name="t7.B12" office:value-type="string">
            <text:p text:style-name="P28">$7-67</text:p>
          </table:table-cell>
          <table:table-cell table:style-name="t7.B12" office:value-type="string">
            <text:p text:style-name="P28">$7-77</text:p>
          </table:table-cell>
          <table:table-cell table:style-name="t7.B12" office:value-type="string">
            <text:p text:style-name="P28">$7-87</text:p>
          </table:table-cell>
          <table:table-cell table:style-name="t7.B12" office:value-type="string">
            <text:p text:style-name="P28">$7-07</text:p>
          </table:table-cell>
          <table:table-cell table:style-name="t7.B12" office:value-type="string">
            <text:p text:style-name="P28">$7-17</text:p>
          </table:table-cell>
          <table:table-cell table:style-name="t7.B12" office:value-type="string">
            <text:p text:style-name="P2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9">Мощность <text:span text:style-name="T43">кермы в воздухе</text:span>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7">Номер источ-ника</text:p>
          </table:table-cell>
          <table:table-cell table:style-name="t8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8.B2" table:number-columns-spanned="5" office:value-type="string">
            <text:p text:style-name="P35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5">Фон, нГр/ч</text:p>
          </table:table-cell>
          <table:table-cell table:style-name="t8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31">H</text:span><text:span text:style-name="T34">1</text:span></text:p>
          </table:table-cell>
          <table:table-cell table:style-name="t8.D3" office:value-type="string">
            <text:p text:style-name="P35"><text:span text:style-name="T6">H</text:span><text:span text:style-name="T34">2</text:span></text:p>
          </table:table-cell>
          <table:table-cell table:style-name="t8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7">0,<text:span text:style-name="T5">03</text:span> мк<text:span text:style-name="T43">Гр</text:span>/ч</text:p>
          </table:table-cell>
          <table:table-cell table:style-name="t8.B5" office:value-type="string">
            <text:p text:style-name="P28">$8-30</text:p>
          </table:table-cell>
          <table:table-cell table:style-name="t8.B5" office:value-type="string">
            <text:p text:style-name="P28">$8-40</text:p>
          </table:table-cell>
          <table:table-cell table:style-name="t8.B5" office:value-type="string">
            <text:p text:style-name="P28">$8-50</text:p>
          </table:table-cell>
          <table:table-cell table:style-name="t8.B5" office:value-type="string">
            <text:p text:style-name="P28">$8-60</text:p>
          </table:table-cell>
          <table:table-cell table:style-name="t8.B5" office:value-type="string">
            <text:p text:style-name="P28">$8-70</text:p>
          </table:table-cell>
          <table:table-cell table:style-name="t8.B5" office:value-type="string">
            <text:p text:style-name="P28">$8-80</text:p>
          </table:table-cell>
          <table:table-cell table:style-name="t8.B5" office:value-type="string">
            <text:p text:style-name="P28">$8-00</text:p>
          </table:table-cell>
          <table:table-cell table:style-name="t8.B5" office:value-type="string">
            <text:p text:style-name="P28">$8-10</text:p>
          </table:table-cell>
          <table:table-cell table:style-name="t8.B5" office:value-type="string">
            <text:p text:style-name="P28">$8-20</text:p>
          </table:table-cell>
          <table:table-cell table:style-name="t8.K5" table:number-rows-spanned="8" office:value-type="string">
            <text:p text:style-name="P27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7">0,<text:span text:style-name="T43">7</text:span> мк<text:span text:style-name="T43">Гр</text:span>/ч</text:p>
          </table:table-cell>
          <table:table-cell table:style-name="t8.B5" office:value-type="string">
            <text:p text:style-name="P28">$8-31</text:p>
          </table:table-cell>
          <table:table-cell table:style-name="t8.B5" office:value-type="string">
            <text:p text:style-name="P28">$8-41</text:p>
          </table:table-cell>
          <table:table-cell table:style-name="t8.B5" office:value-type="string">
            <text:p text:style-name="P28">$8-51</text:p>
          </table:table-cell>
          <table:table-cell table:style-name="t8.B5" office:value-type="string">
            <text:p text:style-name="P28">$8-61</text:p>
          </table:table-cell>
          <table:table-cell table:style-name="t8.B5" office:value-type="string">
            <text:p text:style-name="P28">$8-71</text:p>
          </table:table-cell>
          <table:table-cell table:style-name="t8.B5" office:value-type="string">
            <text:p text:style-name="P28">$8-81</text:p>
          </table:table-cell>
          <table:table-cell table:style-name="t8.B5" office:value-type="string">
            <text:p text:style-name="P28">$8-01</text:p>
          </table:table-cell>
          <table:table-cell table:style-name="t8.B5" office:value-type="string">
            <text:p text:style-name="P28">$8-11</text:p>
          </table:table-cell>
          <table:table-cell table:style-name="t8.B5" office:value-type="string">
            <text:p text:style-name="P28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7">7 мк<text:span text:style-name="T43">Гр</text:span>/ч</text:p>
          </table:table-cell>
          <table:table-cell table:style-name="t8.B5" office:value-type="string">
            <text:p text:style-name="P28">$8-32</text:p>
          </table:table-cell>
          <table:table-cell table:style-name="t8.B5" office:value-type="string">
            <text:p text:style-name="P28">$8-42</text:p>
          </table:table-cell>
          <table:table-cell table:style-name="t8.B5" office:value-type="string">
            <text:p text:style-name="P28">$8-52</text:p>
          </table:table-cell>
          <table:table-cell table:style-name="t8.B5" office:value-type="string">
            <text:p text:style-name="P28">$8-62</text:p>
          </table:table-cell>
          <table:table-cell table:style-name="t8.B5" office:value-type="string">
            <text:p text:style-name="P28">$8-72</text:p>
          </table:table-cell>
          <table:table-cell table:style-name="t8.B5" office:value-type="string">
            <text:p text:style-name="P28">$8-82</text:p>
          </table:table-cell>
          <table:table-cell table:style-name="t8.B5" office:value-type="string">
            <text:p text:style-name="P28">$8-02</text:p>
          </table:table-cell>
          <table:table-cell table:style-name="t8.B5" office:value-type="string">
            <text:p text:style-name="P28">$8-12</text:p>
          </table:table-cell>
          <table:table-cell table:style-name="t8.B5" office:value-type="string">
            <text:p text:style-name="P28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7">70 мк<text:span text:style-name="T43">Гр</text:span>/ч</text:p>
          </table:table-cell>
          <table:table-cell table:style-name="t8.B5" office:value-type="string">
            <text:p text:style-name="P28">$8-33</text:p>
          </table:table-cell>
          <table:table-cell table:style-name="t8.B5" office:value-type="string">
            <text:p text:style-name="P28">$8-43</text:p>
          </table:table-cell>
          <table:table-cell table:style-name="t8.B5" office:value-type="string">
            <text:p text:style-name="P28">$8-53</text:p>
          </table:table-cell>
          <table:table-cell table:style-name="t8.B5" office:value-type="string">
            <text:p text:style-name="P28">$8-63</text:p>
          </table:table-cell>
          <table:table-cell table:style-name="t8.B5" office:value-type="string">
            <text:p text:style-name="P28">$8-73</text:p>
          </table:table-cell>
          <table:table-cell table:style-name="t8.B5" office:value-type="string">
            <text:p text:style-name="P28">$8-83</text:p>
          </table:table-cell>
          <table:table-cell table:style-name="t8.B5" office:value-type="string">
            <text:p text:style-name="P28">$8-03</text:p>
          </table:table-cell>
          <table:table-cell table:style-name="t8.B5" office:value-type="string">
            <text:p text:style-name="P28">$8-13</text:p>
          </table:table-cell>
          <table:table-cell table:style-name="t8.B5" office:value-type="string">
            <text:p text:style-name="P28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7">0.7 м<text:span text:style-name="T43">Гр</text:span>/ч</text:p>
          </table:table-cell>
          <table:table-cell table:style-name="t8.B5" office:value-type="string">
            <text:p text:style-name="P28">$8-34</text:p>
          </table:table-cell>
          <table:table-cell table:style-name="t8.B5" office:value-type="string">
            <text:p text:style-name="P28">$8-44</text:p>
          </table:table-cell>
          <table:table-cell table:style-name="t8.B5" office:value-type="string">
            <text:p text:style-name="P28">$8-54</text:p>
          </table:table-cell>
          <table:table-cell table:style-name="t8.B5" office:value-type="string">
            <text:p text:style-name="P28">$8-64</text:p>
          </table:table-cell>
          <table:table-cell table:style-name="t8.B5" office:value-type="string">
            <text:p text:style-name="P28">$8-74</text:p>
          </table:table-cell>
          <table:table-cell table:style-name="t8.B5" office:value-type="string">
            <text:p text:style-name="P28">$8-84</text:p>
          </table:table-cell>
          <table:table-cell table:style-name="t8.B5" office:value-type="string">
            <text:p text:style-name="P28">$8-04</text:p>
          </table:table-cell>
          <table:table-cell table:style-name="t8.B5" office:value-type="string">
            <text:p text:style-name="P28">$8-14</text:p>
          </table:table-cell>
          <table:table-cell table:style-name="t8.B5" office:value-type="string">
            <text:p text:style-name="P28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7">7,0 м<text:span text:style-name="T43">Гр</text:span>/ч</text:p>
          </table:table-cell>
          <table:table-cell table:style-name="t8.B5" office:value-type="string">
            <text:p text:style-name="P28">$8-35</text:p>
          </table:table-cell>
          <table:table-cell table:style-name="t8.B5" office:value-type="string">
            <text:p text:style-name="P28">$8-45</text:p>
          </table:table-cell>
          <table:table-cell table:style-name="t8.B5" office:value-type="string">
            <text:p text:style-name="P28">$8-55</text:p>
          </table:table-cell>
          <table:table-cell table:style-name="t8.B5" office:value-type="string">
            <text:p text:style-name="P28">$8-65</text:p>
          </table:table-cell>
          <table:table-cell table:style-name="t8.B5" office:value-type="string">
            <text:p text:style-name="P28">$8-75</text:p>
          </table:table-cell>
          <table:table-cell table:style-name="t8.B5" office:value-type="string">
            <text:p text:style-name="P28">$8-85</text:p>
          </table:table-cell>
          <table:table-cell table:style-name="t8.B5" office:value-type="string">
            <text:p text:style-name="P28">$8-05</text:p>
          </table:table-cell>
          <table:table-cell table:style-name="t8.B5" office:value-type="string">
            <text:p text:style-name="P28">$8-15</text:p>
          </table:table-cell>
          <table:table-cell table:style-name="t8.B5" office:value-type="string">
            <text:p text:style-name="P28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7">70 м<text:span text:style-name="T43">Гр</text:span>/ч</text:p>
          </table:table-cell>
          <table:table-cell table:style-name="t8.B5" office:value-type="string">
            <text:p text:style-name="P28">$8-36</text:p>
          </table:table-cell>
          <table:table-cell table:style-name="t8.B5" office:value-type="string">
            <text:p text:style-name="P28">$8-46</text:p>
          </table:table-cell>
          <table:table-cell table:style-name="t8.B5" office:value-type="string">
            <text:p text:style-name="P28">$8-56</text:p>
          </table:table-cell>
          <table:table-cell table:style-name="t8.B5" office:value-type="string">
            <text:p text:style-name="P28">$8-66</text:p>
          </table:table-cell>
          <table:table-cell table:style-name="t8.B5" office:value-type="string">
            <text:p text:style-name="P28">$8-76</text:p>
          </table:table-cell>
          <table:table-cell table:style-name="t8.B5" office:value-type="string">
            <text:p text:style-name="P28">$8-86</text:p>
          </table:table-cell>
          <table:table-cell table:style-name="t8.B5" office:value-type="string">
            <text:p text:style-name="P28">$8-06</text:p>
          </table:table-cell>
          <table:table-cell table:style-name="t8.B5" office:value-type="string">
            <text:p text:style-name="P28">$8-16</text:p>
          </table:table-cell>
          <table:table-cell table:style-name="t8.B5" office:value-type="string">
            <text:p text:style-name="P28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7">0,7 <text:span text:style-name="T43">Гр</text:span>/ч</text:p>
          </table:table-cell>
          <table:table-cell table:style-name="t8.B12" office:value-type="string">
            <text:p text:style-name="P28">$8-37</text:p>
          </table:table-cell>
          <table:table-cell table:style-name="t8.B12" office:value-type="string">
            <text:p text:style-name="P28">$8-47</text:p>
          </table:table-cell>
          <table:table-cell table:style-name="t8.B12" office:value-type="string">
            <text:p text:style-name="P28">$8-57</text:p>
          </table:table-cell>
          <table:table-cell table:style-name="t8.B12" office:value-type="string">
            <text:p text:style-name="P28">$8-67</text:p>
          </table:table-cell>
          <table:table-cell table:style-name="t8.B12" office:value-type="string">
            <text:p text:style-name="P28">$8-77</text:p>
          </table:table-cell>
          <table:table-cell table:style-name="t8.B12" office:value-type="string">
            <text:p text:style-name="P28">$8-87</text:p>
          </table:table-cell>
          <table:table-cell table:style-name="t8.B12" office:value-type="string">
            <text:p text:style-name="P28">$8-07</text:p>
          </table:table-cell>
          <table:table-cell table:style-name="t8.B12" office:value-type="string">
            <text:p text:style-name="P28">$8-17</text:p>
          </table:table-cell>
          <table:table-cell table:style-name="t8.B12" office:value-type="string">
            <text:p text:style-name="P2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7">Номер источ-ника</text:p>
          </table:table-cell>
          <table:table-cell table:style-name="t9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9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5">Фон, нЗв/ч</text:p>
          </table:table-cell>
          <table:table-cell table:style-name="t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31">H</text:span><text:span text:style-name="T34">1</text:span></text:p>
          </table:table-cell>
          <table:table-cell table:style-name="t9.D3" office:value-type="string">
            <text:p text:style-name="P35"><text:span text:style-name="T6">H</text:span><text:span text:style-name="T34">2</text:span></text:p>
          </table:table-cell>
          <table:table-cell table:style-name="t9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7"><text:span text:style-name="T43">0,07</text:span> мкЗв/ч</text:p>
          </table:table-cell>
          <table:table-cell table:style-name="t9.B5" office:value-type="string">
            <text:p text:style-name="P28">$9-30</text:p>
          </table:table-cell>
          <table:table-cell table:style-name="t9.B5" office:value-type="string">
            <text:p text:style-name="P28">$9-40</text:p>
          </table:table-cell>
          <table:table-cell table:style-name="t9.B5" office:value-type="string">
            <text:p text:style-name="P28">$9-50</text:p>
          </table:table-cell>
          <table:table-cell table:style-name="t9.B5" office:value-type="string">
            <text:p text:style-name="P28">$9-60</text:p>
          </table:table-cell>
          <table:table-cell table:style-name="t9.B5" office:value-type="string">
            <text:p text:style-name="P28">$9-70</text:p>
          </table:table-cell>
          <table:table-cell table:style-name="t9.B5" office:value-type="string">
            <text:p text:style-name="P28">$9-80</text:p>
          </table:table-cell>
          <table:table-cell table:style-name="t9.B5" office:value-type="string">
            <text:p text:style-name="P28">$9-00</text:p>
          </table:table-cell>
          <table:table-cell table:style-name="t9.B5" office:value-type="string">
            <text:p text:style-name="P28">$9-10</text:p>
          </table:table-cell>
          <table:table-cell table:style-name="t9.B5" office:value-type="string">
            <text:p text:style-name="P28">$9-20</text:p>
          </table:table-cell>
          <table:table-cell table:style-name="t9.K5" table:number-rows-spanned="9" office:value-type="string">
            <text:p text:style-name="P27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7">0,7 мкЗв/ч</text:p>
          </table:table-cell>
          <table:table-cell table:style-name="t9.B5" office:value-type="string">
            <text:p text:style-name="P28">$9-31</text:p>
          </table:table-cell>
          <table:table-cell table:style-name="t9.B5" office:value-type="string">
            <text:p text:style-name="P28">$9-41</text:p>
          </table:table-cell>
          <table:table-cell table:style-name="t9.B5" office:value-type="string">
            <text:p text:style-name="P28">$9-51</text:p>
          </table:table-cell>
          <table:table-cell table:style-name="t9.B5" office:value-type="string">
            <text:p text:style-name="P28">$9-61</text:p>
          </table:table-cell>
          <table:table-cell table:style-name="t9.B5" office:value-type="string">
            <text:p text:style-name="P28">$9-71</text:p>
          </table:table-cell>
          <table:table-cell table:style-name="t9.B5" office:value-type="string">
            <text:p text:style-name="P28">$9-81</text:p>
          </table:table-cell>
          <table:table-cell table:style-name="t9.B5" office:value-type="string">
            <text:p text:style-name="P28">$9-01</text:p>
          </table:table-cell>
          <table:table-cell table:style-name="t9.B5" office:value-type="string">
            <text:p text:style-name="P28">$9-11</text:p>
          </table:table-cell>
          <table:table-cell table:style-name="t9.B5" office:value-type="string">
            <text:p text:style-name="P28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7">7 мкЗв/ч</text:p>
          </table:table-cell>
          <table:table-cell table:style-name="t9.B5" office:value-type="string">
            <text:p text:style-name="P28">$9-32</text:p>
          </table:table-cell>
          <table:table-cell table:style-name="t9.B5" office:value-type="string">
            <text:p text:style-name="P28">$9-42</text:p>
          </table:table-cell>
          <table:table-cell table:style-name="t9.B5" office:value-type="string">
            <text:p text:style-name="P28">$9-52</text:p>
          </table:table-cell>
          <table:table-cell table:style-name="t9.B5" office:value-type="string">
            <text:p text:style-name="P28">$9-62</text:p>
          </table:table-cell>
          <table:table-cell table:style-name="t9.B5" office:value-type="string">
            <text:p text:style-name="P28">$9-72</text:p>
          </table:table-cell>
          <table:table-cell table:style-name="t9.B5" office:value-type="string">
            <text:p text:style-name="P28">$9-82</text:p>
          </table:table-cell>
          <table:table-cell table:style-name="t9.B5" office:value-type="string">
            <text:p text:style-name="P28">$9-02</text:p>
          </table:table-cell>
          <table:table-cell table:style-name="t9.B5" office:value-type="string">
            <text:p text:style-name="P28">$9-12</text:p>
          </table:table-cell>
          <table:table-cell table:style-name="t9.B5" office:value-type="string">
            <text:p text:style-name="P28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7">70 мкЗв/ч</text:p>
          </table:table-cell>
          <table:table-cell table:style-name="t9.B5" office:value-type="string">
            <text:p text:style-name="P28">$9-33</text:p>
          </table:table-cell>
          <table:table-cell table:style-name="t9.B5" office:value-type="string">
            <text:p text:style-name="P28">$9-43</text:p>
          </table:table-cell>
          <table:table-cell table:style-name="t9.B5" office:value-type="string">
            <text:p text:style-name="P28">$9-53</text:p>
          </table:table-cell>
          <table:table-cell table:style-name="t9.B5" office:value-type="string">
            <text:p text:style-name="P28">$9-63</text:p>
          </table:table-cell>
          <table:table-cell table:style-name="t9.B5" office:value-type="string">
            <text:p text:style-name="P28">$9-73</text:p>
          </table:table-cell>
          <table:table-cell table:style-name="t9.B5" office:value-type="string">
            <text:p text:style-name="P28">$9-83</text:p>
          </table:table-cell>
          <table:table-cell table:style-name="t9.B5" office:value-type="string">
            <text:p text:style-name="P28">$9-03</text:p>
          </table:table-cell>
          <table:table-cell table:style-name="t9.B5" office:value-type="string">
            <text:p text:style-name="P28">$9-13</text:p>
          </table:table-cell>
          <table:table-cell table:style-name="t9.B5" office:value-type="string">
            <text:p text:style-name="P28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7">0.7 мЗв/ч</text:p>
          </table:table-cell>
          <table:table-cell table:style-name="t9.B5" office:value-type="string">
            <text:p text:style-name="P28">$9-34</text:p>
          </table:table-cell>
          <table:table-cell table:style-name="t9.B5" office:value-type="string">
            <text:p text:style-name="P28">$9-44</text:p>
          </table:table-cell>
          <table:table-cell table:style-name="t9.B5" office:value-type="string">
            <text:p text:style-name="P28">$9-54</text:p>
          </table:table-cell>
          <table:table-cell table:style-name="t9.B5" office:value-type="string">
            <text:p text:style-name="P28">$9-64</text:p>
          </table:table-cell>
          <table:table-cell table:style-name="t9.B5" office:value-type="string">
            <text:p text:style-name="P28">$9-74</text:p>
          </table:table-cell>
          <table:table-cell table:style-name="t9.B5" office:value-type="string">
            <text:p text:style-name="P28">$9-84</text:p>
          </table:table-cell>
          <table:table-cell table:style-name="t9.B5" office:value-type="string">
            <text:p text:style-name="P28">$9-04</text:p>
          </table:table-cell>
          <table:table-cell table:style-name="t9.B5" office:value-type="string">
            <text:p text:style-name="P28">$9-14</text:p>
          </table:table-cell>
          <table:table-cell table:style-name="t9.B5" office:value-type="string">
            <text:p text:style-name="P28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7">7,0 мЗв/ч</text:p>
          </table:table-cell>
          <table:table-cell table:style-name="t9.B5" office:value-type="string">
            <text:p text:style-name="P28">$9-35</text:p>
          </table:table-cell>
          <table:table-cell table:style-name="t9.B5" office:value-type="string">
            <text:p text:style-name="P28">$9-45</text:p>
          </table:table-cell>
          <table:table-cell table:style-name="t9.B5" office:value-type="string">
            <text:p text:style-name="P28">$9-55</text:p>
          </table:table-cell>
          <table:table-cell table:style-name="t9.B5" office:value-type="string">
            <text:p text:style-name="P28">$9-65</text:p>
          </table:table-cell>
          <table:table-cell table:style-name="t9.B5" office:value-type="string">
            <text:p text:style-name="P28">$9-75</text:p>
          </table:table-cell>
          <table:table-cell table:style-name="t9.B5" office:value-type="string">
            <text:p text:style-name="P28">$9-85</text:p>
          </table:table-cell>
          <table:table-cell table:style-name="t9.B5" office:value-type="string">
            <text:p text:style-name="P28">$9-05</text:p>
          </table:table-cell>
          <table:table-cell table:style-name="t9.B5" office:value-type="string">
            <text:p text:style-name="P28">$9-15</text:p>
          </table:table-cell>
          <table:table-cell table:style-name="t9.B5" office:value-type="string">
            <text:p text:style-name="P28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7">70 мЗв/ч</text:p>
          </table:table-cell>
          <table:table-cell table:style-name="t9.B5" office:value-type="string">
            <text:p text:style-name="P28">$9-36</text:p>
          </table:table-cell>
          <table:table-cell table:style-name="t9.B5" office:value-type="string">
            <text:p text:style-name="P28">$9-46</text:p>
          </table:table-cell>
          <table:table-cell table:style-name="t9.B5" office:value-type="string">
            <text:p text:style-name="P28">$9-56</text:p>
          </table:table-cell>
          <table:table-cell table:style-name="t9.B5" office:value-type="string">
            <text:p text:style-name="P28">$9-66</text:p>
          </table:table-cell>
          <table:table-cell table:style-name="t9.B5" office:value-type="string">
            <text:p text:style-name="P28">$9-76</text:p>
          </table:table-cell>
          <table:table-cell table:style-name="t9.B5" office:value-type="string">
            <text:p text:style-name="P28">$9-86</text:p>
          </table:table-cell>
          <table:table-cell table:style-name="t9.B5" office:value-type="string">
            <text:p text:style-name="P28">$9-06</text:p>
          </table:table-cell>
          <table:table-cell table:style-name="t9.B5" office:value-type="string">
            <text:p text:style-name="P28">$9-16</text:p>
          </table:table-cell>
          <table:table-cell table:style-name="t9.B5" office:value-type="string">
            <text:p text:style-name="P28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7">0,<text:span text:style-name="T43">35</text:span> Зв/ч</text:p>
          </table:table-cell>
          <table:table-cell table:style-name="t9.B5" office:value-type="string">
            <text:p text:style-name="P28">$9-37</text:p>
          </table:table-cell>
          <table:table-cell table:style-name="t9.B5" office:value-type="string">
            <text:p text:style-name="P28">$9-47</text:p>
          </table:table-cell>
          <table:table-cell table:style-name="t9.B5" office:value-type="string">
            <text:p text:style-name="P28">$9-57</text:p>
          </table:table-cell>
          <table:table-cell table:style-name="t9.B5" office:value-type="string">
            <text:p text:style-name="P28">$9-67</text:p>
          </table:table-cell>
          <table:table-cell table:style-name="t9.B5" office:value-type="string">
            <text:p text:style-name="P28">$9-77</text:p>
          </table:table-cell>
          <table:table-cell table:style-name="t9.B5" office:value-type="string">
            <text:p text:style-name="P28">$9-87</text:p>
          </table:table-cell>
          <table:table-cell table:style-name="t9.B5" office:value-type="string">
            <text:p text:style-name="P28">$9-07</text:p>
          </table:table-cell>
          <table:table-cell table:style-name="t9.B5" office:value-type="string">
            <text:p text:style-name="P28">$9-17</text:p>
          </table:table-cell>
          <table:table-cell table:style-name="t9.B5" office:value-type="string">
            <text:p text:style-name="P28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7"><text:span text:style-name="T43">0</text:span>,<text:span text:style-name="T43">5 </text:span>Зв/ч</text:p>
          </table:table-cell>
          <table:table-cell table:style-name="t9.B13" office:value-type="string">
            <text:p text:style-name="P28">$9-38</text:p>
          </table:table-cell>
          <table:table-cell table:style-name="t9.B13" office:value-type="string">
            <text:p text:style-name="P28">$9-48</text:p>
          </table:table-cell>
          <table:table-cell table:style-name="t9.B13" office:value-type="string">
            <text:p text:style-name="P28">$9-58</text:p>
          </table:table-cell>
          <table:table-cell table:style-name="t9.B13" office:value-type="string">
            <text:p text:style-name="P28">$9-68</text:p>
          </table:table-cell>
          <table:table-cell table:style-name="t9.B13" office:value-type="string">
            <text:p text:style-name="P28">$9-78</text:p>
          </table:table-cell>
          <table:table-cell table:style-name="t9.B13" office:value-type="string">
            <text:p text:style-name="P28">$9-88</text:p>
          </table:table-cell>
          <table:table-cell table:style-name="t9.B13" office:value-type="string">
            <text:p text:style-name="P28">$9-08</text:p>
          </table:table-cell>
          <table:table-cell table:style-name="t9.B13" office:value-type="string">
            <text:p text:style-name="P28">$9-18</text:p>
          </table:table-cell>
          <table:table-cell table:style-name="t9.B13" office:value-type="string">
            <text:p text:style-name="P28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9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8">Фон</text:p>
            <text:p text:style-name="P48"><text:span text:style-name="T5">R=</text:span>2<text:span text:style-name="T5">,0</text:span>м</text:p>
          </table:table-cell>
          <table:table-cell table:style-name="t10.B2" office:value-type="string">
            <text:p text:style-name="P49">ИБН-<text:span text:style-name="T5">8-3</text:span></text:p>
            <text:p text:style-name="P48">№<text:span text:style-name="T5">027</text:span></text:p>
            <text:p text:style-name="P48"><text:span text:style-name="T5">R=2,0</text:span>м</text:p>
            <text:p text:style-name="P50">B(R)=$10-br1</text:p>
            <text:p text:style-name="P48"><text:span text:style-name="T7">φ</text:span><text:span text:style-name="T36">0i</text:span><text:span text:style-name="T5">=$10-fi1</text:span></text:p>
            <text:p text:style-name="P3"><text:span text:style-name="T5">1,0-10</text:span></text:p>
          </table:table-cell>
          <table:table-cell table:style-name="t10.B2" office:value-type="string">
            <text:p text:style-name="P49">ИБН-<text:span text:style-name="T5">8-6</text:span></text:p>
            <text:p text:style-name="P48">№0<text:span text:style-name="T5">10</text:span></text:p>
            <text:p text:style-name="P48"><text:span text:style-name="T5">R=2,0</text:span>м</text:p>
            <text:p text:style-name="P50">B(R)=$10-br2</text:p>
            <text:p text:style-name="P48"><text:span text:style-name="T7">φ</text:span><text:span text:style-name="T36">0i</text:span><text:span text:style-name="T5">=$10-fi2</text:span></text:p>
            <text:p text:style-name="P48">20-100</text:p>
          </table:table-cell>
          <table:table-cell table:style-name="t10.B2" office:value-type="string">
            <text:p text:style-name="P64">ИБН-8-6</text:p>
            <text:p text:style-name="P63"><text:span text:style-name="T5"><text:s text:c="3"/></text:span>№<text:span text:style-name="T5">010</text:span></text:p>
            <text:p text:style-name="P63"><text:span text:style-name="T5">R=1,0</text:span>м</text:p>
            <text:p text:style-name="P65">B(R)=$10-br3</text:p>
            <text:p text:style-name="P63"><text:span text:style-name="T7">φ</text:span><text:span text:style-name="T36">0i</text:span><text:span text:style-name="T5">=$10-fi3</text:span></text:p>
            <text:p text:style-name="P64">2⋅10<text:span text:style-name="T27">2</text:span> - 10<text:span text:style-name="T27">3</text:span></text:p>
          </table:table-cell>
          <table:table-cell table:style-name="t10.F2" office:value-type="string">
            <text:p text:style-name="P64">ИБН-8-6</text:p>
            <text:p text:style-name="P63"><text:span text:style-name="T5"><text:s text:c="3"/></text:span>№<text:span text:style-name="T5">010</text:span></text:p>
            <text:p text:style-name="P63"><text:span text:style-name="T5">R=0,5</text:span>м</text:p>
            <text:p text:style-name="P65">B(R)=$10-br4</text:p>
            <text:p text:style-name="P63"><text:span text:style-name="T7">φ</text:span><text:span text:style-name="T36">0i</text:span><text:span text:style-name="T5">=$10-fi4</text:span></text:p>
            <text:p text:style-name="P64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7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10.B3" office:value-type="string">
            <text:p text:style-name="P49"/>
          </table:table-cell>
          <table:table-cell table:style-name="t10.B3" office:value-type="string">
            <text:p text:style-name="P51">$10-61</text:p>
            <text:p text:style-name="P51">$10-71</text:p>
            <text:p text:style-name="P51">$10-81</text:p>
          </table:table-cell>
          <table:table-cell table:style-name="t10.B3" office:value-type="string">
            <text:p text:style-name="P51">$10-62</text:p>
            <text:p text:style-name="P51">$10-72</text:p>
            <text:p text:style-name="P51">$10-82</text:p>
          </table:table-cell>
          <table:table-cell table:style-name="t10.B3" office:value-type="string">
            <text:p text:style-name="P51">$10-63</text:p>
            <text:p text:style-name="P51">$10-73</text:p>
            <text:p text:style-name="P51">$10-83</text:p>
          </table:table-cell>
          <table:table-cell table:style-name="t10.F3" office:value-type="string">
            <text:p text:style-name="P51">$10-64</text:p>
            <text:p text:style-name="P51">$10-74</text:p>
            <text:p text:style-name="P51">$10-84</text:p>
          </table:table-cell>
        </table:table-row>
        <table:table-row>
          <table:table-cell table:style-name="t10.A3" office:value-type="string">
            <text:p text:style-name="P47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1">$<text:span text:style-name="T43">10</text:span>-00</text:p>
          </table:table-cell>
          <table:table-cell table:style-name="t10.B3" office:value-type="string">
            <text:p text:style-name="P51">$<text:span text:style-name="T43">10</text:span>-01</text:p>
          </table:table-cell>
          <table:table-cell table:style-name="t10.B3" office:value-type="string">
            <text:p text:style-name="P51">$<text:span text:style-name="T43">10</text:span>-02</text:p>
          </table:table-cell>
          <table:table-cell table:style-name="t10.B3" office:value-type="string">
            <text:p text:style-name="P51">$<text:span text:style-name="T43">10</text:span>-03</text:p>
          </table:table-cell>
          <table:table-cell table:style-name="t10.F3" office:value-type="string">
            <text:p text:style-name="P51">$<text:span text:style-name="T43">10</text:span>-04</text:p>
          </table:table-cell>
        </table:table-row>
        <table:table-row>
          <table:table-cell table:style-name="t10.A3" office:value-type="string">
            <text:p text:style-name="P47">Результат измерения плотности потока в поверяемой точке</text:p>
            <text:p text:style-name="P46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9"/>
          </table:table-cell>
          <table:table-cell table:style-name="t10.B3" office:value-type="string">
            <text:p text:style-name="P51">$10-n21</text:p>
          </table:table-cell>
          <table:table-cell table:style-name="t10.B3" office:value-type="string">
            <text:p text:style-name="P51">$10-n22</text:p>
          </table:table-cell>
          <table:table-cell table:style-name="t10.B3" office:value-type="string">
            <text:p text:style-name="P51">$10-n23</text:p>
          </table:table-cell>
          <table:table-cell table:style-name="t10.F3" office:value-type="string">
            <text:p text:style-name="P51">$10-n24</text:p>
          </table:table-cell>
        </table:table-row>
        <table:table-row>
          <table:table-cell table:style-name="t10.A3" office:value-type="string">
            <text:p text:style-name="P47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9"/>
          </table:table-cell>
          <table:table-cell table:style-name="t10.B3" office:value-type="string">
            <text:p text:style-name="P51">$10-n31</text:p>
          </table:table-cell>
          <table:table-cell table:style-name="t10.B3" office:value-type="string">
            <text:p text:style-name="P51">$10-n32</text:p>
          </table:table-cell>
          <table:table-cell table:style-name="t10.B3" office:value-type="string">
            <text:p text:style-name="P51">$10-n33</text:p>
          </table:table-cell>
          <table:table-cell table:style-name="t10.F3" office:value-type="string">
            <text:p text:style-name="P51">$10-n34</text:p>
          </table:table-cell>
        </table:table-row>
        <table:table-row>
          <table:table-cell table:style-name="t10.A3" office:value-type="string">
            <text:p text:style-name="P47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9"/>
            <text:p text:style-name="P48"/>
          </table:table-cell>
          <table:table-cell table:style-name="t10.B3" office:value-type="string">
            <text:p text:style-name="P51">$10-n41</text:p>
          </table:table-cell>
          <table:table-cell table:style-name="t10.B3" office:value-type="string">
            <text:p text:style-name="P51">$10-n42</text:p>
          </table:table-cell>
          <table:table-cell table:style-name="t10.B3" office:value-type="string">
            <text:p text:style-name="P51">$10-n43</text:p>
          </table:table-cell>
          <table:table-cell table:style-name="t10.F3" office:value-type="string">
            <text:p text:style-name="P51">$10-n44</text:p>
          </table:table-cell>
        </table:table-row>
        <table:table-row table:style-name="t10.8">
          <table:table-cell table:style-name="t10.A8" office:value-type="string">
            <text:p text:style-name="P67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9"/>
          </table:table-cell>
          <table:table-cell table:style-name="t10.C8" table:number-columns-spanned="4" office:value-type="string">
            <text:p text:style-name="P49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9"><text:span text:style-name="T43">Мощность дозы</text:span> в поверяемой точке</text:p>
            <text:p text:style-name="P58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8">Фон</text:p>
            <text:p text:style-name="P48"><text:span text:style-name="T5">R=</text:span>2<text:span text:style-name="T5">,0</text:span>м</text:p>
          </table:table-cell>
          <table:table-cell table:style-name="t11.B2" office:value-type="string">
            <text:p text:style-name="P49">ИБН-<text:span text:style-name="T5">8-3</text:span></text:p>
            <text:p text:style-name="P48">№<text:span text:style-name="T5">027</text:span></text:p>
            <text:p text:style-name="P48"><text:span text:style-name="T5">R=2,0</text:span>м</text:p>
            <text:p text:style-name="P50">B(R)=$11-br1</text:p>
            <text:p text:style-name="P48"><text:span text:style-name="T63">H</text:span><text:span text:style-name="T73">*</text:span><text:span text:style-name="T68">oi</text:span><text:span text:style-name="T66">(10)</text:span><text:span text:style-name="T5">=$11-fi1</text:span></text:p>
            <text:p text:style-name="P3">1-10</text:p>
          </table:table-cell>
          <table:table-cell table:style-name="t11.B2" office:value-type="string">
            <text:p text:style-name="P49">ИБН-<text:span text:style-name="T5">8-6</text:span></text:p>
            <text:p text:style-name="P48">№0<text:span text:style-name="T5">10</text:span></text:p>
            <text:p text:style-name="P48"><text:span text:style-name="T5">R=2,0</text:span>м</text:p>
            <text:p text:style-name="P50">B(R)=$11-br2</text:p>
            <text:p text:style-name="P48"><text:span text:style-name="T63">H</text:span><text:span text:style-name="T73">*</text:span><text:span text:style-name="T68">oi</text:span><text:span text:style-name="T66">(10)</text:span><text:span text:style-name="T5">=$11-fi2</text:span></text:p>
            <text:p text:style-name="P51">20-100</text:p>
          </table:table-cell>
          <table:table-cell table:style-name="t11.B2" office:value-type="string">
            <text:p text:style-name="P64">ИБН-8-6</text:p>
            <text:p text:style-name="P63">№<text:span text:style-name="T5">010</text:span></text:p>
            <text:p text:style-name="P63"><text:span text:style-name="T5">R=1,0</text:span>м</text:p>
            <text:p text:style-name="P63"><text:span text:style-name="T5">B(R)=$11-br3</text:span></text:p>
            <text:p text:style-name="P63"><text:span text:style-name="T63">H</text:span><text:span text:style-name="T73">*</text:span><text:span text:style-name="T68">oi</text:span><text:span text:style-name="T66">(10)</text:span><text:span text:style-name="T5">=$11-fi3</text:span></text:p>
            <text:p text:style-name="P66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4">ИБН-8-6</text:p>
            <text:p text:style-name="P63">№<text:span text:style-name="T5">010</text:span></text:p>
            <text:p text:style-name="P63"><text:span text:style-name="T5">R=0,5</text:span>м</text:p>
            <text:p text:style-name="P63"><text:span text:style-name="T5">B(R)=$11-br4</text:span></text:p>
            <text:p text:style-name="P63"><text:span text:style-name="T63">H</text:span><text:span text:style-name="T73">*</text:span><text:span text:style-name="T68">oi</text:span><text:span text:style-name="T66">(10)</text:span><text:span text:style-name="T5">=$11-fi4</text:span></text:p>
            <text:p text:style-name="P66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3">Показания прибора в поверяемой точке</text:p>
            <text:p text:style-name="P52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11.B3" office:value-type="string">
            <text:p text:style-name="P49"/>
          </table:table-cell>
          <table:table-cell table:style-name="t11.B3" office:value-type="string">
            <text:p text:style-name="P51">$11-61</text:p>
            <text:p text:style-name="P51">$11-71</text:p>
            <text:p text:style-name="P51">$11-81</text:p>
          </table:table-cell>
          <table:table-cell table:style-name="t11.B3" office:value-type="string">
            <text:p text:style-name="P51">$11-62</text:p>
            <text:p text:style-name="P51">$11-72</text:p>
            <text:p text:style-name="P51">$11-82</text:p>
          </table:table-cell>
          <table:table-cell table:style-name="t11.B3" office:value-type="string">
            <text:p text:style-name="P51">$11-63</text:p>
            <text:p text:style-name="P51">$11-73</text:p>
            <text:p text:style-name="P51">$11-83</text:p>
          </table:table-cell>
          <table:table-cell table:style-name="t11.F3" office:value-type="string">
            <text:p text:style-name="P51">$11-64</text:p>
            <text:p text:style-name="P51">$11-74</text:p>
            <text:p text:style-name="P51">$11-84</text:p>
          </table:table-cell>
        </table:table-row>
        <table:table-row>
          <table:table-cell table:style-name="t11.A3" office:value-type="string">
            <text:p text:style-name="P53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1">$<text:span text:style-name="T43">1</text:span>1-00</text:p>
          </table:table-cell>
          <table:table-cell table:style-name="t11.B4" office:value-type="string">
            <text:p text:style-name="P51">$<text:span text:style-name="T43">1</text:span>1-01</text:p>
          </table:table-cell>
          <table:table-cell table:style-name="t11.B4" office:value-type="string">
            <text:p text:style-name="P51">$11-02</text:p>
          </table:table-cell>
          <table:table-cell table:style-name="t11.B4" office:value-type="string">
            <text:p text:style-name="P51">$11-03</text:p>
          </table:table-cell>
          <table:table-cell table:style-name="t11.F3" office:value-type="string">
            <text:p text:style-name="P51">$<text:span text:style-name="T43">1</text:span>1-04</text:p>
          </table:table-cell>
        </table:table-row>
        <table:table-row>
          <table:table-cell table:style-name="t11.A3" office:value-type="string">
            <text:p text:style-name="P53">Результат измерения мощности дозы в поверяемой точке</text:p>
            <text:p text:style-name="P52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9"/>
          </table:table-cell>
          <table:table-cell table:style-name="t11.B4" office:value-type="string">
            <text:p text:style-name="P51">$11-n21</text:p>
          </table:table-cell>
          <table:table-cell table:style-name="t11.B4" office:value-type="string">
            <text:p text:style-name="P51">$11-n22</text:p>
          </table:table-cell>
          <table:table-cell table:style-name="t11.B4" office:value-type="string">
            <text:p text:style-name="P51">$11-n23</text:p>
          </table:table-cell>
          <table:table-cell table:style-name="t11.F3" office:value-type="string">
            <text:p text:style-name="P51">$11-n24</text:p>
          </table:table-cell>
        </table:table-row>
        <table:table-row>
          <table:table-cell table:style-name="t11.A3" office:value-type="string">
            <text:p text:style-name="P47">Основная относительная погрешность измерения, </text:p>
            <text:p text:style-name="P47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9"/>
          </table:table-cell>
          <table:table-cell table:style-name="t11.B4" office:value-type="string">
            <text:p text:style-name="P51">$11-n31</text:p>
          </table:table-cell>
          <table:table-cell table:style-name="t11.B4" office:value-type="string">
            <text:p text:style-name="P51">$11-n32</text:p>
          </table:table-cell>
          <table:table-cell table:style-name="t11.B4" office:value-type="string">
            <text:p text:style-name="P51">$11-n33</text:p>
          </table:table-cell>
          <table:table-cell table:style-name="t11.F3" office:value-type="string">
            <text:p text:style-name="P51">$11-n34</text:p>
          </table:table-cell>
        </table:table-row>
        <table:table-row>
          <table:table-cell table:style-name="t11.A3" office:value-type="string">
            <text:p text:style-name="P47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9"/>
            <text:p text:style-name="P48"/>
          </table:table-cell>
          <table:table-cell table:style-name="t11.B4" office:value-type="string">
            <text:p text:style-name="P51">$11-n41</text:p>
          </table:table-cell>
          <table:table-cell table:style-name="t11.B4" office:value-type="string">
            <text:p text:style-name="P51">$11-n42</text:p>
          </table:table-cell>
          <table:table-cell table:style-name="t11.B4" office:value-type="string">
            <text:p text:style-name="P51">$11-n43</text:p>
          </table:table-cell>
          <table:table-cell table:style-name="t11.F3" office:value-type="string">
            <text:p text:style-name="P51">$11-n44</text:p>
          </table:table-cell>
        </table:table-row>
        <table:table-row table:style-name="t11.8">
          <table:table-cell table:style-name="t11.A8" office:value-type="string">
            <text:p text:style-name="P67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9"/>
          </table:table-cell>
          <table:table-cell table:style-name="t11.C8" table:number-columns-spanned="4" office:value-type="string">
            <text:p text:style-name="P49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71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9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8">Фон</text:p>
            <text:p text:style-name="P48"><text:span text:style-name="T5">R=</text:span>2<text:span text:style-name="T5">,0</text:span>м</text:p>
          </table:table-cell>
          <table:table-cell table:style-name="t27.B2" office:value-type="string">
            <text:p text:style-name="P49">ИБН-<text:span text:style-name="T5">8-3</text:span></text:p>
            <text:p text:style-name="P48">№<text:span text:style-name="T5">027</text:span></text:p>
            <text:p text:style-name="P48"><text:span text:style-name="T5">R=2,0</text:span>м</text:p>
            <text:p text:style-name="P50">B(R)=$27-br1</text:p>
            <text:p text:style-name="P48"><text:span text:style-name="T7">φ</text:span><text:span text:style-name="T36">0i</text:span><text:span text:style-name="T5">=$27-fi1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9">ИБН-<text:span text:style-name="T5">8-6</text:span></text:p>
            <text:p text:style-name="P48">№0<text:span text:style-name="T5">10</text:span></text:p>
            <text:p text:style-name="P48"><text:span text:style-name="T5">R=2,0</text:span>м</text:p>
            <text:p text:style-name="P50">B(R)=$27-br2</text:p>
            <text:p text:style-name="P48"><text:span text:style-name="T7">φ</text:span><text:span text:style-name="T36">0i</text:span><text:span text:style-name="T5">=$27-fi2</text:span></text:p>
            <text:p text:style-name="P48">20-100</text:p>
          </table:table-cell>
          <table:table-cell table:style-name="t27.B2" office:value-type="string">
            <text:p text:style-name="P64">ИБН-8-6</text:p>
            <text:p text:style-name="P63"><text:span text:style-name="T5"><text:s text:c="3"/></text:span>№<text:span text:style-name="T5">010</text:span></text:p>
            <text:p text:style-name="P63"><text:span text:style-name="T5">R=1,0</text:span>м</text:p>
            <text:p text:style-name="P65">B(R)=$27-br3</text:p>
            <text:p text:style-name="P63"><text:span text:style-name="T7">φ</text:span><text:span text:style-name="T36">0i</text:span><text:span text:style-name="T5">=$27-fi3</text:span></text:p>
            <text:p text:style-name="P64">2⋅10<text:span text:style-name="T27">2</text:span> - 10<text:span text:style-name="T27">3</text:span></text:p>
          </table:table-cell>
          <table:table-cell table:style-name="t27.F2" office:value-type="string">
            <text:p text:style-name="P64">ИБН-8-6</text:p>
            <text:p text:style-name="P63"><text:span text:style-name="T5"><text:s text:c="3"/></text:span>№<text:span text:style-name="T5">010</text:span></text:p>
            <text:p text:style-name="P63"><text:span text:style-name="T5">R=0,5</text:span>м</text:p>
            <text:p text:style-name="P65">B(R)=$27-br4</text:p>
            <text:p text:style-name="P63"><text:span text:style-name="T7">φ</text:span><text:span text:style-name="T36">0i</text:span><text:span text:style-name="T5">=$27-fi4</text:span></text:p>
            <text:p text:style-name="P64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7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27.B3" office:value-type="string">
            <text:p text:style-name="P49"/>
          </table:table-cell>
          <table:table-cell table:style-name="t27.B3" office:value-type="string">
            <text:p text:style-name="P51">$27-61</text:p>
            <text:p text:style-name="P51">$27-71</text:p>
            <text:p text:style-name="P51">$27-81</text:p>
          </table:table-cell>
          <table:table-cell table:style-name="t27.B3" office:value-type="string">
            <text:p text:style-name="P51">$27-62</text:p>
            <text:p text:style-name="P51">$27-72</text:p>
            <text:p text:style-name="P51">$27-82</text:p>
          </table:table-cell>
          <table:table-cell table:style-name="t27.B3" office:value-type="string">
            <text:p text:style-name="P51">$27-63</text:p>
            <text:p text:style-name="P51">$27-73</text:p>
            <text:p text:style-name="P51">$27-83</text:p>
          </table:table-cell>
          <table:table-cell table:style-name="t27.F3" office:value-type="string">
            <text:p text:style-name="P51">$27-64</text:p>
            <text:p text:style-name="P51">$27-74</text:p>
            <text:p text:style-name="P51">$27-84</text:p>
          </table:table-cell>
        </table:table-row>
        <table:table-row>
          <table:table-cell table:style-name="t27.A3" office:value-type="string">
            <text:p text:style-name="P47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1">$27-00</text:p>
          </table:table-cell>
          <table:table-cell table:style-name="t27.B3" office:value-type="string">
            <text:p text:style-name="P51">$27-01</text:p>
          </table:table-cell>
          <table:table-cell table:style-name="t27.B3" office:value-type="string">
            <text:p text:style-name="P51">$27-02</text:p>
          </table:table-cell>
          <table:table-cell table:style-name="t27.B3" office:value-type="string">
            <text:p text:style-name="P51">$27-03</text:p>
          </table:table-cell>
          <table:table-cell table:style-name="t27.F3" office:value-type="string">
            <text:p text:style-name="P51">$27-04</text:p>
          </table:table-cell>
        </table:table-row>
        <table:table-row>
          <table:table-cell table:style-name="t27.A3" office:value-type="string">
            <text:p text:style-name="P47">Результат измерения плотности потока в поверяемой точке</text:p>
            <text:p text:style-name="P46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9"/>
          </table:table-cell>
          <table:table-cell table:style-name="t27.B3" office:value-type="string">
            <text:p text:style-name="P51">$27-n21</text:p>
          </table:table-cell>
          <table:table-cell table:style-name="t27.B3" office:value-type="string">
            <text:p text:style-name="P51">$27-n22</text:p>
          </table:table-cell>
          <table:table-cell table:style-name="t27.B3" office:value-type="string">
            <text:p text:style-name="P51">$27-n23</text:p>
          </table:table-cell>
          <table:table-cell table:style-name="t27.F3" office:value-type="string">
            <text:p text:style-name="P51">$27-n24</text:p>
          </table:table-cell>
        </table:table-row>
        <table:table-row>
          <table:table-cell table:style-name="t27.A3" office:value-type="string">
            <text:p text:style-name="P47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9"/>
          </table:table-cell>
          <table:table-cell table:style-name="t27.B3" office:value-type="string">
            <text:p text:style-name="P51">$27-n31</text:p>
          </table:table-cell>
          <table:table-cell table:style-name="t27.B3" office:value-type="string">
            <text:p text:style-name="P51">$27-n32</text:p>
          </table:table-cell>
          <table:table-cell table:style-name="t27.B3" office:value-type="string">
            <text:p text:style-name="P51">$27-n33</text:p>
          </table:table-cell>
          <table:table-cell table:style-name="t27.F3" office:value-type="string">
            <text:p text:style-name="P51">$27-n34</text:p>
          </table:table-cell>
        </table:table-row>
        <table:table-row>
          <table:table-cell table:style-name="t27.A3" office:value-type="string">
            <text:p text:style-name="P47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9"/>
            <text:p text:style-name="P48"/>
          </table:table-cell>
          <table:table-cell table:style-name="t27.B3" office:value-type="string">
            <text:p text:style-name="P51">$27-n41</text:p>
          </table:table-cell>
          <table:table-cell table:style-name="t27.B3" office:value-type="string">
            <text:p text:style-name="P51">$27-n42</text:p>
          </table:table-cell>
          <table:table-cell table:style-name="t27.B3" office:value-type="string">
            <text:p text:style-name="P51">$27-n43</text:p>
          </table:table-cell>
          <table:table-cell table:style-name="t27.F3" office:value-type="string">
            <text:p text:style-name="P51">$27-n44</text:p>
          </table:table-cell>
        </table:table-row>
        <table:table-row table:style-name="t27.8">
          <table:table-cell table:style-name="t27.A8" office:value-type="string">
            <text:p text:style-name="P67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9"/>
          </table:table-cell>
          <table:table-cell table:style-name="t27.C8" table:number-columns-spanned="4" office:value-type="string">
            <text:p text:style-name="P49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15"><text:span text:style-name="T12">БДК</text:span><text:span text:style-name="T4">Н</text:span><text:span text:style-name="T12">-06</text:span><text:span text:style-name="T12">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49"><text:span text:style-name="T43">Мощность дозы</text:span> в поверяемой точке</text:p>
            <text:p text:style-name="P58"><text:span text:style-name="T63">H*</text:span><text:span text:style-name="T68">oi</text:span><text:span text:style-name="T66">(10)</text:span></text:p>
          </table:table-cell>
          <table:table-cell table:style-name="t28.B2" office:value-type="string">
            <text:p text:style-name="P48">Фон</text:p>
            <text:p text:style-name="P48"><text:span text:style-name="T5">R=</text:span>2<text:span text:style-name="T5">,0</text:span>м</text:p>
          </table:table-cell>
          <table:table-cell table:style-name="t28.B2" office:value-type="string">
            <text:p text:style-name="P49">ИБН-<text:span text:style-name="T5">8-3</text:span></text:p>
            <text:p text:style-name="P48">№<text:span text:style-name="T5">027</text:span></text:p>
            <text:p text:style-name="P48"><text:span text:style-name="T5">R=2,0</text:span>м</text:p>
            <text:p text:style-name="P50">B(R)=$28-br1</text:p>
            <text:p text:style-name="P48"><text:span text:style-name="T63">H</text:span><text:span text:style-name="T73">*</text:span><text:span text:style-name="T68">oi</text:span><text:span text:style-name="T66">(10)</text:span><text:span text:style-name="T5">=$28-fi1</text:span></text:p>
            <text:p text:style-name="P3">1-10</text:p>
          </table:table-cell>
          <table:table-cell table:style-name="t28.B2" office:value-type="string">
            <text:p text:style-name="P49">ИБН-<text:span text:style-name="T5">8-6</text:span></text:p>
            <text:p text:style-name="P48">№0<text:span text:style-name="T5">10</text:span></text:p>
            <text:p text:style-name="P48"><text:span text:style-name="T5">R=2,0</text:span>м</text:p>
            <text:p text:style-name="P50">B(R)=$28-br2</text:p>
            <text:p text:style-name="P48"><text:span text:style-name="T63">H</text:span><text:span text:style-name="T73">*</text:span><text:span text:style-name="T68">oi</text:span><text:span text:style-name="T66">(10)</text:span><text:span text:style-name="T5">=$28-fi2</text:span></text:p>
            <text:p text:style-name="P51">20-100</text:p>
          </table:table-cell>
          <table:table-cell table:style-name="t28.B2" office:value-type="string">
            <text:p text:style-name="P64">ИБН-8-6</text:p>
            <text:p text:style-name="P63">№<text:span text:style-name="T5">010</text:span></text:p>
            <text:p text:style-name="P63"><text:span text:style-name="T5">R=1,0</text:span>м</text:p>
            <text:p text:style-name="P63"><text:span text:style-name="T5">B(R)=$28-br3</text:span></text:p>
            <text:p text:style-name="P63"><text:span text:style-name="T63">H</text:span><text:span text:style-name="T73">*</text:span><text:span text:style-name="T68">oi</text:span><text:span text:style-name="T66">(10)</text:span><text:span text:style-name="T5">=$28-fi3</text:span></text:p>
            <text:p text:style-name="P66">2<text:span text:style-name="T88">·</text:span>10<text:span text:style-name="T27">2</text:span>-10<text:span text:style-name="T27">3</text:span></text:p>
          </table:table-cell>
          <table:table-cell table:style-name="t28.F2" office:value-type="string">
            <text:p text:style-name="P64">ИБН-8-6</text:p>
            <text:p text:style-name="P63">№<text:span text:style-name="T5">010</text:span></text:p>
            <text:p text:style-name="P63"><text:span text:style-name="T5">R=0,5</text:span>м</text:p>
            <text:p text:style-name="P63"><text:span text:style-name="T5">B(R)=$28-br4</text:span></text:p>
            <text:p text:style-name="P63"><text:span text:style-name="T63">H</text:span><text:span text:style-name="T73">*</text:span><text:span text:style-name="T68">oi</text:span><text:span text:style-name="T66">(10)</text:span><text:span text:style-name="T5">=$28-fi4</text:span></text:p>
            <text:p text:style-name="P66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28.A3" office:value-type="string">
            <text:p text:style-name="P53">Показания прибора в поверяемой точке</text:p>
            <text:p text:style-name="P52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28.B3" office:value-type="string">
            <text:p text:style-name="P49"/>
          </table:table-cell>
          <table:table-cell table:style-name="t28.B3" office:value-type="string">
            <text:p text:style-name="P51">$28-61</text:p>
            <text:p text:style-name="P51">$28-71</text:p>
            <text:p text:style-name="P51">$28-81</text:p>
          </table:table-cell>
          <table:table-cell table:style-name="t28.B3" office:value-type="string">
            <text:p text:style-name="P51">$28-62</text:p>
            <text:p text:style-name="P51">$28-72</text:p>
            <text:p text:style-name="P51">$28-82</text:p>
          </table:table-cell>
          <table:table-cell table:style-name="t28.B3" office:value-type="string">
            <text:p text:style-name="P51">$28-63</text:p>
            <text:p text:style-name="P51">$28-73</text:p>
            <text:p text:style-name="P51">$28-83</text:p>
          </table:table-cell>
          <table:table-cell table:style-name="t28.F3" office:value-type="string">
            <text:p text:style-name="P51">$28-64</text:p>
            <text:p text:style-name="P51">$28-74</text:p>
            <text:p text:style-name="P51">$28-84</text:p>
          </table:table-cell>
        </table:table-row>
        <table:table-row>
          <table:table-cell table:style-name="t28.A3" office:value-type="string">
            <text:p text:style-name="P53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28.B4" office:value-type="string">
            <text:p text:style-name="P51">$28-00</text:p>
          </table:table-cell>
          <table:table-cell table:style-name="t28.B4" office:value-type="string">
            <text:p text:style-name="P51">$28-01</text:p>
          </table:table-cell>
          <table:table-cell table:style-name="t28.B4" office:value-type="string">
            <text:p text:style-name="P51">$28-02</text:p>
          </table:table-cell>
          <table:table-cell table:style-name="t28.B4" office:value-type="string">
            <text:p text:style-name="P51">$28-03</text:p>
          </table:table-cell>
          <table:table-cell table:style-name="t28.F3" office:value-type="string">
            <text:p text:style-name="P51">$28-04</text:p>
          </table:table-cell>
        </table:table-row>
        <table:table-row>
          <table:table-cell table:style-name="t28.A3" office:value-type="string">
            <text:p text:style-name="P53">Результат измерения мощности дозы в поверяемой точке</text:p>
            <text:p text:style-name="P52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28.B4" office:value-type="string">
            <text:p text:style-name="P49"/>
          </table:table-cell>
          <table:table-cell table:style-name="t28.B4" office:value-type="string">
            <text:p text:style-name="P51">$28-n21</text:p>
          </table:table-cell>
          <table:table-cell table:style-name="t28.B4" office:value-type="string">
            <text:p text:style-name="P51">$28-n22</text:p>
          </table:table-cell>
          <table:table-cell table:style-name="t28.B4" office:value-type="string">
            <text:p text:style-name="P51">$28-n23</text:p>
          </table:table-cell>
          <table:table-cell table:style-name="t28.F3" office:value-type="string">
            <text:p text:style-name="P51">$28-n24</text:p>
          </table:table-cell>
        </table:table-row>
        <table:table-row>
          <table:table-cell table:style-name="t28.A3" office:value-type="string">
            <text:p text:style-name="P47">Основная относительная погрешность измерения, </text:p>
            <text:p text:style-name="P47"><text:span text:style-name="T33">θ</text:span><text:span text:style-name="T41">пр</text:span><text:span text:style-name="T38">i</text:span>, %</text:p>
          </table:table-cell>
          <table:table-cell table:style-name="t28.B4" office:value-type="string">
            <text:p text:style-name="P49"/>
          </table:table-cell>
          <table:table-cell table:style-name="t28.B4" office:value-type="string">
            <text:p text:style-name="P51">$28-n31</text:p>
          </table:table-cell>
          <table:table-cell table:style-name="t28.B4" office:value-type="string">
            <text:p text:style-name="P51">$28-n32</text:p>
          </table:table-cell>
          <table:table-cell table:style-name="t28.B4" office:value-type="string">
            <text:p text:style-name="P51">$28-n33</text:p>
          </table:table-cell>
          <table:table-cell table:style-name="t28.F3" office:value-type="string">
            <text:p text:style-name="P51">$28-n34</text:p>
          </table:table-cell>
        </table:table-row>
        <table:table-row>
          <table:table-cell table:style-name="t28.A3" office:value-type="string">
            <text:p text:style-name="P47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28.B4" office:value-type="string">
            <text:p text:style-name="P49"/>
            <text:p text:style-name="P48"/>
          </table:table-cell>
          <table:table-cell table:style-name="t28.B4" office:value-type="string">
            <text:p text:style-name="P51">$28-n41</text:p>
          </table:table-cell>
          <table:table-cell table:style-name="t28.B4" office:value-type="string">
            <text:p text:style-name="P51">$28-n42</text:p>
          </table:table-cell>
          <table:table-cell table:style-name="t28.B4" office:value-type="string">
            <text:p text:style-name="P51">$28-n43</text:p>
          </table:table-cell>
          <table:table-cell table:style-name="t28.F3" office:value-type="string">
            <text:p text:style-name="P51">$28-n44</text:p>
          </table:table-cell>
        </table:table-row>
        <table:table-row table:style-name="t28.8">
          <table:table-cell table:style-name="t28.A8" office:value-type="string">
            <text:p text:style-name="P67"><text:span text:style-name="T49">Пределосновной </text:span>относительной погрешности , %</text:p>
          </table:table-cell>
          <table:table-cell table:style-name="t28.B8" office:value-type="string">
            <text:p text:style-name="P49"/>
          </table:table-cell>
          <table:table-cell table:style-name="t28.C8" table:number-columns-spanned="4" office:value-type="string">
            <text:p text:style-name="P49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6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7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0">Фон</text:p>
          </table:table-cell>
          <table:table-cell table:style-name="t12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9"><text:span text:style-name="T60">φ</text:span><text:span text:style-name="T34">1</text:span></text:p>
          </table:table-cell>
          <table:table-cell table:style-name="t12.D4" office:value-type="string">
            <text:p text:style-name="P20"><text:span text:style-name="T58">φ</text:span><text:span text:style-name="T34">2</text:span></text:p>
          </table:table-cell>
          <table:table-cell table:style-name="t12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0">Фон</text:p>
          </table:table-cell>
          <table:table-cell table:style-name="t13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9"><text:span text:style-name="T60">φ</text:span><text:span text:style-name="T34">1</text:span></text:p>
          </table:table-cell>
          <table:table-cell table:style-name="t13.D4" office:value-type="string">
            <text:p text:style-name="P20"><text:span text:style-name="T58">φ</text:span><text:span text:style-name="T34">2</text:span></text:p>
          </table:table-cell>
          <table:table-cell table:style-name="t13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20">Фон</text:p>
          </table:table-cell>
          <table:table-cell table:style-name="t25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9"><text:span text:style-name="T60">φ</text:span><text:span text:style-name="T34">1</text:span></text:p>
          </table:table-cell>
          <table:table-cell table:style-name="t25.D4" office:value-type="string">
            <text:p text:style-name="P20"><text:span text:style-name="T58">φ</text:span><text:span text:style-name="T34">2</text:span></text:p>
          </table:table-cell>
          <table:table-cell table:style-name="t25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0">Фон</text:p>
          </table:table-cell>
          <table:table-cell table:style-name="t14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9"><text:span text:style-name="T60">φ</text:span><text:span text:style-name="T34">1</text:span></text:p>
          </table:table-cell>
          <table:table-cell table:style-name="t14.D4" office:value-type="string">
            <text:p text:style-name="P20"><text:span text:style-name="T58">φ</text:span><text:span text:style-name="T34">2</text:span></text:p>
          </table:table-cell>
          <table:table-cell table:style-name="t14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20">Фон</text:p>
          </table:table-cell>
          <table:table-cell table:style-name="t15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9"><text:span text:style-name="T60">φ</text:span><text:span text:style-name="T34">1</text:span></text:p>
          </table:table-cell>
          <table:table-cell table:style-name="t15.D4" office:value-type="string">
            <text:p text:style-name="P20"><text:span text:style-name="T58">φ</text:span><text:span text:style-name="T34">2</text:span></text:p>
          </table:table-cell>
          <table:table-cell table:style-name="t15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20">Фон</text:p>
          </table:table-cell>
          <table:table-cell table:style-name="t26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9"><text:span text:style-name="T60">φ</text:span><text:span text:style-name="T34">1</text:span></text:p>
          </table:table-cell>
          <table:table-cell table:style-name="t26.D4" office:value-type="string">
            <text:p text:style-name="P20"><text:span text:style-name="T58">φ</text:span><text:span text:style-name="T34">2</text:span></text:p>
          </table:table-cell>
          <table:table-cell table:style-name="t26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9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7">Номер источ-ника</text:p>
          </table:table-cell>
          <table:table-cell table:style-name="t19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9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5">Фон, нЗв/ч</text:p>
          </table:table-cell>
          <table:table-cell table:style-name="t1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4"><text:span text:style-name="T31">H</text:span><text:span text:style-name="T34">1</text:span></text:p>
          </table:table-cell>
          <table:table-cell table:style-name="t19.D3" office:value-type="string">
            <text:p text:style-name="P35"><text:span text:style-name="T6">H</text:span><text:span text:style-name="T34">2</text:span></text:p>
          </table:table-cell>
          <table:table-cell table:style-name="t19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7"><text:span text:style-name="T5">0,07</text:span> мкЗв/ч</text:p>
          </table:table-cell>
          <table:table-cell table:style-name="t19.B5" office:value-type="string">
            <text:p text:style-name="P28">$19-30</text:p>
          </table:table-cell>
          <table:table-cell table:style-name="t19.B5" office:value-type="string">
            <text:p text:style-name="P28">$19-40</text:p>
          </table:table-cell>
          <table:table-cell table:style-name="t19.B5" office:value-type="string">
            <text:p text:style-name="P28">$19-50</text:p>
          </table:table-cell>
          <table:table-cell table:style-name="t19.B5" office:value-type="string">
            <text:p text:style-name="P28">$19-60</text:p>
          </table:table-cell>
          <table:table-cell table:style-name="t19.B5" office:value-type="string">
            <text:p text:style-name="P28">$19-70</text:p>
          </table:table-cell>
          <table:table-cell table:style-name="t19.B5" office:value-type="string">
            <text:p text:style-name="P28">$19-80</text:p>
          </table:table-cell>
          <table:table-cell table:style-name="t19.B5" office:value-type="string">
            <text:p text:style-name="P28">$19-00</text:p>
          </table:table-cell>
          <table:table-cell table:style-name="t19.B5" office:value-type="string">
            <text:p text:style-name="P28">$19-10</text:p>
          </table:table-cell>
          <table:table-cell table:style-name="t19.B5" office:value-type="string">
            <text:p text:style-name="P28">$19-20</text:p>
          </table:table-cell>
          <table:table-cell table:style-name="t19.K5" table:number-rows-spanned="4" office:value-type="string">
            <text:p text:style-name="P27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7">0,7 мкЗв/ч</text:p>
          </table:table-cell>
          <table:table-cell table:style-name="t19.B5" office:value-type="string">
            <text:p text:style-name="P28">$19-31</text:p>
          </table:table-cell>
          <table:table-cell table:style-name="t19.B5" office:value-type="string">
            <text:p text:style-name="P28">$19-41</text:p>
          </table:table-cell>
          <table:table-cell table:style-name="t19.B5" office:value-type="string">
            <text:p text:style-name="P28">$19-51</text:p>
          </table:table-cell>
          <table:table-cell table:style-name="t19.B5" office:value-type="string">
            <text:p text:style-name="P28">$19-61</text:p>
          </table:table-cell>
          <table:table-cell table:style-name="t19.B5" office:value-type="string">
            <text:p text:style-name="P28">$19-71</text:p>
          </table:table-cell>
          <table:table-cell table:style-name="t19.B5" office:value-type="string">
            <text:p text:style-name="P28">$19-81</text:p>
          </table:table-cell>
          <table:table-cell table:style-name="t19.B5" office:value-type="string">
            <text:p text:style-name="P28">$19-01</text:p>
          </table:table-cell>
          <table:table-cell table:style-name="t19.B5" office:value-type="string">
            <text:p text:style-name="P28">$19-11</text:p>
          </table:table-cell>
          <table:table-cell table:style-name="t19.B5" office:value-type="string">
            <text:p text:style-name="P28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7">7 мкЗв/ч</text:p>
          </table:table-cell>
          <table:table-cell table:style-name="t19.B5" office:value-type="string">
            <text:p text:style-name="P28">$19-32</text:p>
          </table:table-cell>
          <table:table-cell table:style-name="t19.B5" office:value-type="string">
            <text:p text:style-name="P28">$19-42</text:p>
          </table:table-cell>
          <table:table-cell table:style-name="t19.B5" office:value-type="string">
            <text:p text:style-name="P28">$19-52</text:p>
          </table:table-cell>
          <table:table-cell table:style-name="t19.B5" office:value-type="string">
            <text:p text:style-name="P28">$19-62</text:p>
          </table:table-cell>
          <table:table-cell table:style-name="t19.B5" office:value-type="string">
            <text:p text:style-name="P28">$19-72</text:p>
          </table:table-cell>
          <table:table-cell table:style-name="t19.B5" office:value-type="string">
            <text:p text:style-name="P28">$19-82</text:p>
          </table:table-cell>
          <table:table-cell table:style-name="t19.B5" office:value-type="string">
            <text:p text:style-name="P28">$19-02</text:p>
          </table:table-cell>
          <table:table-cell table:style-name="t19.B5" office:value-type="string">
            <text:p text:style-name="P28">$19-12</text:p>
          </table:table-cell>
          <table:table-cell table:style-name="t19.B5" office:value-type="string">
            <text:p text:style-name="P28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7">70 мкЗв/ч</text:p>
          </table:table-cell>
          <table:table-cell table:style-name="t19.B8" office:value-type="string">
            <text:p text:style-name="P28">$19-33</text:p>
          </table:table-cell>
          <table:table-cell table:style-name="t19.B8" office:value-type="string">
            <text:p text:style-name="P28">$19-43</text:p>
          </table:table-cell>
          <table:table-cell table:style-name="t19.B8" office:value-type="string">
            <text:p text:style-name="P28">$19-53</text:p>
          </table:table-cell>
          <table:table-cell table:style-name="t19.B8" office:value-type="string">
            <text:p text:style-name="P28">$19-63</text:p>
          </table:table-cell>
          <table:table-cell table:style-name="t19.B8" office:value-type="string">
            <text:p text:style-name="P28">$19-73</text:p>
          </table:table-cell>
          <table:table-cell table:style-name="t19.B8" office:value-type="string">
            <text:p text:style-name="P28">$19-83</text:p>
          </table:table-cell>
          <table:table-cell table:style-name="t19.B8" office:value-type="string">
            <text:p text:style-name="P28">$19-03</text:p>
          </table:table-cell>
          <table:table-cell table:style-name="t19.B8" office:value-type="string">
            <text:p text:style-name="P28">$19-13</text:p>
          </table:table-cell>
          <table:table-cell table:style-name="t19.B8" office:value-type="string">
            <text:p text:style-name="P28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0">Фон</text:p>
          </table:table-cell>
          <table:table-cell table:style-name="t20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9"><text:span text:style-name="T60">φ</text:span><text:span text:style-name="T34">1</text:span></text:p>
          </table:table-cell>
          <table:table-cell table:style-name="t20.D4" office:value-type="string">
            <text:p text:style-name="P20"><text:span text:style-name="T58">φ</text:span><text:span text:style-name="T34">2</text:span></text:p>
          </table:table-cell>
          <table:table-cell table:style-name="t20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20">Фон</text:p>
          </table:table-cell>
          <table:table-cell table:style-name="t21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9"><text:span text:style-name="T60">φ</text:span><text:span text:style-name="T34">1</text:span></text:p>
          </table:table-cell>
          <table:table-cell table:style-name="t21.D4" office:value-type="string">
            <text:p text:style-name="P20"><text:span text:style-name="T58">φ</text:span><text:span text:style-name="T34">2</text:span></text:p>
          </table:table-cell>
          <table:table-cell table:style-name="t21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7">Номер источ-ника</text:p>
          </table:table-cell>
          <table:table-cell table:style-name="t22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2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5">Фон, нЗв/ч</text:p>
          </table:table-cell>
          <table:table-cell table:style-name="t22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4"><text:span text:style-name="T31">H</text:span><text:span text:style-name="T34">1</text:span></text:p>
          </table:table-cell>
          <table:table-cell table:style-name="t22.D3" office:value-type="string">
            <text:p text:style-name="P35"><text:span text:style-name="T6">H</text:span><text:span text:style-name="T34">2</text:span></text:p>
          </table:table-cell>
          <table:table-cell table:style-name="t22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7">0,7 мкЗв/ч</text:p>
          </table:table-cell>
          <table:table-cell table:style-name="t22.B5" office:value-type="string">
            <text:p text:style-name="P28">$22-30</text:p>
          </table:table-cell>
          <table:table-cell table:style-name="t22.B5" office:value-type="string">
            <text:p text:style-name="P28">$22-40</text:p>
          </table:table-cell>
          <table:table-cell table:style-name="t22.B5" office:value-type="string">
            <text:p text:style-name="P28">$22-50</text:p>
          </table:table-cell>
          <table:table-cell table:style-name="t22.B5" office:value-type="string">
            <text:p text:style-name="P28">$22-60</text:p>
          </table:table-cell>
          <table:table-cell table:style-name="t22.B5" office:value-type="string">
            <text:p text:style-name="P28">$22-70</text:p>
          </table:table-cell>
          <table:table-cell table:style-name="t22.B5" office:value-type="string">
            <text:p text:style-name="P28">$22-80</text:p>
          </table:table-cell>
          <table:table-cell table:style-name="t22.B5" office:value-type="string">
            <text:p text:style-name="P28">$22-00</text:p>
          </table:table-cell>
          <table:table-cell table:style-name="t22.B5" office:value-type="string">
            <text:p text:style-name="P28">$22-10</text:p>
          </table:table-cell>
          <table:table-cell table:style-name="t22.B5" office:value-type="string">
            <text:p text:style-name="P28">$22-20</text:p>
          </table:table-cell>
          <table:table-cell table:style-name="t22.K5" table:number-rows-spanned="6" office:value-type="string">
            <text:p text:style-name="P27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7">7 мкЗв/ч</text:p>
          </table:table-cell>
          <table:table-cell table:style-name="t22.B5" office:value-type="string">
            <text:p text:style-name="P28">$22-31</text:p>
          </table:table-cell>
          <table:table-cell table:style-name="t22.B5" office:value-type="string">
            <text:p text:style-name="P28">$22-41</text:p>
          </table:table-cell>
          <table:table-cell table:style-name="t22.B5" office:value-type="string">
            <text:p text:style-name="P28">$22-51</text:p>
          </table:table-cell>
          <table:table-cell table:style-name="t22.B5" office:value-type="string">
            <text:p text:style-name="P28">$22-61</text:p>
          </table:table-cell>
          <table:table-cell table:style-name="t22.B5" office:value-type="string">
            <text:p text:style-name="P28">$22-71</text:p>
          </table:table-cell>
          <table:table-cell table:style-name="t22.B5" office:value-type="string">
            <text:p text:style-name="P28">$22-81</text:p>
          </table:table-cell>
          <table:table-cell table:style-name="t22.B5" office:value-type="string">
            <text:p text:style-name="P28">$22-01</text:p>
          </table:table-cell>
          <table:table-cell table:style-name="t22.B5" office:value-type="string">
            <text:p text:style-name="P28">$22-11</text:p>
          </table:table-cell>
          <table:table-cell table:style-name="t22.B5" office:value-type="string">
            <text:p text:style-name="P28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70 мкЗв/ч</text:p>
          </table:table-cell>
          <table:table-cell table:style-name="t22.B5" office:value-type="string">
            <text:p text:style-name="P28">$22-32</text:p>
          </table:table-cell>
          <table:table-cell table:style-name="t22.B5" office:value-type="string">
            <text:p text:style-name="P28">$22-42</text:p>
          </table:table-cell>
          <table:table-cell table:style-name="t22.B5" office:value-type="string">
            <text:p text:style-name="P28">$22-52</text:p>
          </table:table-cell>
          <table:table-cell table:style-name="t22.B5" office:value-type="string">
            <text:p text:style-name="P28">$22-62</text:p>
          </table:table-cell>
          <table:table-cell table:style-name="t22.B5" office:value-type="string">
            <text:p text:style-name="P28">$22-72</text:p>
          </table:table-cell>
          <table:table-cell table:style-name="t22.B5" office:value-type="string">
            <text:p text:style-name="P28">$22-82</text:p>
          </table:table-cell>
          <table:table-cell table:style-name="t22.B5" office:value-type="string">
            <text:p text:style-name="P28">$22-02</text:p>
          </table:table-cell>
          <table:table-cell table:style-name="t22.B5" office:value-type="string">
            <text:p text:style-name="P28">$22-12</text:p>
          </table:table-cell>
          <table:table-cell table:style-name="t22.B5" office:value-type="string">
            <text:p text:style-name="P28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0.7 мЗв/ч</text:p>
          </table:table-cell>
          <table:table-cell table:style-name="t22.B5" office:value-type="string">
            <text:p text:style-name="P28">$22-33</text:p>
          </table:table-cell>
          <table:table-cell table:style-name="t22.B5" office:value-type="string">
            <text:p text:style-name="P28">$22-43</text:p>
          </table:table-cell>
          <table:table-cell table:style-name="t22.B5" office:value-type="string">
            <text:p text:style-name="P28">$22-53</text:p>
          </table:table-cell>
          <table:table-cell table:style-name="t22.B5" office:value-type="string">
            <text:p text:style-name="P28">$22-63</text:p>
          </table:table-cell>
          <table:table-cell table:style-name="t22.B5" office:value-type="string">
            <text:p text:style-name="P28">$22-73</text:p>
          </table:table-cell>
          <table:table-cell table:style-name="t22.B5" office:value-type="string">
            <text:p text:style-name="P28">$22-83</text:p>
          </table:table-cell>
          <table:table-cell table:style-name="t22.B5" office:value-type="string">
            <text:p text:style-name="P28">$22-03</text:p>
          </table:table-cell>
          <table:table-cell table:style-name="t22.B5" office:value-type="string">
            <text:p text:style-name="P28">$22-13</text:p>
          </table:table-cell>
          <table:table-cell table:style-name="t22.B5" office:value-type="string">
            <text:p text:style-name="P28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7,0 мЗв/ч</text:p>
          </table:table-cell>
          <table:table-cell table:style-name="t22.B5" office:value-type="string">
            <text:p text:style-name="P28">$22-34</text:p>
          </table:table-cell>
          <table:table-cell table:style-name="t22.B5" office:value-type="string">
            <text:p text:style-name="P28">$22-44</text:p>
          </table:table-cell>
          <table:table-cell table:style-name="t22.B5" office:value-type="string">
            <text:p text:style-name="P28">$22-54</text:p>
          </table:table-cell>
          <table:table-cell table:style-name="t22.B5" office:value-type="string">
            <text:p text:style-name="P28">$22-64</text:p>
          </table:table-cell>
          <table:table-cell table:style-name="t22.B5" office:value-type="string">
            <text:p text:style-name="P28">$22-74</text:p>
          </table:table-cell>
          <table:table-cell table:style-name="t22.B5" office:value-type="string">
            <text:p text:style-name="P28">$22-84</text:p>
          </table:table-cell>
          <table:table-cell table:style-name="t22.B5" office:value-type="string">
            <text:p text:style-name="P28">$22-04</text:p>
          </table:table-cell>
          <table:table-cell table:style-name="t22.B5" office:value-type="string">
            <text:p text:style-name="P28">$22-14</text:p>
          </table:table-cell>
          <table:table-cell table:style-name="t22.B5" office:value-type="string">
            <text:p text:style-name="P28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7">20 мЗв/ч</text:p>
          </table:table-cell>
          <table:table-cell table:style-name="t22.B10" office:value-type="string">
            <text:p text:style-name="P28">$22-35</text:p>
          </table:table-cell>
          <table:table-cell table:style-name="t22.B10" office:value-type="string">
            <text:p text:style-name="P28">$22-45</text:p>
          </table:table-cell>
          <table:table-cell table:style-name="t22.B10" office:value-type="string">
            <text:p text:style-name="P28">$22-55</text:p>
          </table:table-cell>
          <table:table-cell table:style-name="t22.B10" office:value-type="string">
            <text:p text:style-name="P28">$22-65</text:p>
          </table:table-cell>
          <table:table-cell table:style-name="t22.B10" office:value-type="string">
            <text:p text:style-name="P28">$22-75</text:p>
          </table:table-cell>
          <table:table-cell table:style-name="t22.B10" office:value-type="string">
            <text:p text:style-name="P28">$22-85</text:p>
          </table:table-cell>
          <table:table-cell table:style-name="t22.B10" office:value-type="string">
            <text:p text:style-name="P28">$22-05</text:p>
          </table:table-cell>
          <table:table-cell table:style-name="t22.B10" office:value-type="string">
            <text:p text:style-name="P28">$22-15</text:p>
          </table:table-cell>
          <table:table-cell table:style-name="t22.B10" office:value-type="string">
            <text:p text:style-name="P28">$22-25</text:p>
          </table:table-cell>
          <table:covered-table-cell/>
        </table:table-row>
      </table:table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Проверку произвел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69"><text:s text:c="36"/></text:p>
          </table:table-cell>
        </table:table-row>
        <table:table-row>
          <table:table-cell table:style-name="Таблица1.A2" office:value-type="string">
            <text:p text:style-name="P70"/>
          </table:table-cell>
          <table:table-cell table:style-name="Таблица1.A2" office:value-type="string">
            <text:p text:style-name="P70"/>
          </table:table-cell>
          <table:table-cell table:style-name="Таблица1.C2" office:value-type="string">
            <text:p text:style-name="P24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1">Технический контроль: 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69"><text:s text:c="36"/></text:p>
          </table:table-cell>
        </table:table-row>
        <table:table-row>
          <table:table-cell table:style-name="Таблица1.A2" office:value-type="string">
            <text:p text:style-name="P70"/>
          </table:table-cell>
          <table:table-cell table:style-name="Таблица1.B4" office:value-type="string">
            <text:p text:style-name="P70"/>
          </table:table-cell>
          <table:table-cell table:style-name="Таблица1.C2" office:value-type="string">
            <text:p text:style-name="P24">(<text:span text:style-name="T90">подпись</text:span>)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8-21T11:43:43.17</dc:date>
    <meta:print-date>2019-04-03T15:18:00</meta:print-date>
    <meta:editing-cycles>139</meta:editing-cycles>
    <meta:editing-duration>P1DT8H31M39S</meta:editing-duration>
    <meta:generator>OpenOffice/4.1.6$Win32 OpenOffice.org_project/416m1$Build-9790</meta:generator>
    <meta:document-statistic meta:table-count="97" meta:image-count="1" meta:object-count="0" meta:page-count="11" meta:paragraph-count="2128" meta:word-count="3502" meta:character-count="21870"/>
  </office:meta>
</office:document-meta>
</file>